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IPH Lib Serif" svg:font-family="'IPH Lib Serif'" style:font-adornments="Regular" style:font-pitch="variable"/>
    <style:font-face style:name="IPH Astra Serif1" svg:font-family="'IPH Astra Serif'" style:font-family-generic="roman" style:font-pitch="variable"/>
    <style:font-face style:name="IPH Astra Serif2" svg:font-family="'IPH Astra Serif'" style:font-adornments="Жирный" style:font-family-generic="roman" style:font-pitch="variable"/>
    <style:font-face style:name="IPH Astra Serif3" svg:font-family="'IPH Astra Serif'" style:font-adornments="Жирный курсив" style:font-family-generic="roman" style:font-pitch="variable"/>
    <style:font-face style:name="IPH Astra Serif4" svg:font-family="'IPH Astra Serif'" style:font-adornments="Курсив" style:font-family-generic="roman" style:font-pitch="variable"/>
    <style:font-face style:name="IPH Astra Serif" svg:font-family="'IPH Astra Serif'" style:font-adornments="Обычный" style:font-family-generic="roman" style:font-pitch="variable"/>
    <style:font-face style:name="IPH Lib Serif1" svg:font-family="'IPH Lib Serif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" svg:font-family="Calibri" style:font-family-generic="swiss" style:font-pitch="variable"/>
    <style:font-face style:name="Calibri3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49" style:family="table" style:master-page-name="Титул_20_английский">
      <style:table-properties style:width="131mm" style:rel-width="100%" style:page-number="auto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style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Standard">
      <loext:graphic-properties draw:fill-image-width="0mm" draw:fill-image-height="0mm"/>
      <style:paragraph-properties fo:margin-top="0mm" fo:margin-bottom="0mm" style:contextual-spacing="false" fo:line-height="100%" fo:text-align="center" style:justify-single-word="false" fo:padding="0mm" fo:border="none" style:shadow="none" style:writing-mode="page"/>
      <style:text-properties style:font-name="IPH Astra Serif1"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3" style:family="paragraph" style:parent-style-name="Standard">
      <loext:graphic-properties draw:fill-image-width="0mm" draw:fill-image-height="0mm"/>
      <style:paragraph-properties fo:margin-top="0mm" fo:margin-bottom="0mm" style:contextual-spacing="false" fo:line-height="100%" fo:text-align="center" style:justify-single-word="false" fo:padding="0mm" fo:border="none" style:shadow="none" style:writing-mode="page"/>
      <style:text-properties style:font-name="IPH Astra Serif1"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4" style:family="paragraph" style:parent-style-name="Standard">
      <style:paragraph-properties fo:margin-top="0mm" fo:margin-bottom="0mm" style:contextual-spacing="false" fo:line-height="100%" fo:text-align="center" style:justify-single-word="false" style:writing-mode="page"/>
      <style:text-properties style:font-name="IPH Astra Serif1" fo:font-size="9pt" officeooo:rsid="016baf6f" officeooo:paragraph-rsid="01d1811b" style:font-size-asian="9pt" style:font-size-complex="9pt"/>
    </style:style>
    <style:style style:name="P5" style:family="paragraph" style:parent-style-name="Standard">
      <style:paragraph-properties fo:margin-top="0mm" fo:margin-bottom="0mm" style:contextual-spacing="false" fo:line-height="100%" fo:text-align="center" style:justify-single-word="false" style:writing-mode="page"/>
      <style:text-properties style:font-name="IPH Astra Serif1" fo:font-style="normal" officeooo:paragraph-rsid="01eedfb5" style:font-style-asian="normal" style:font-style-complex="normal"/>
    </style:style>
    <style:style style:name="P6" style:family="paragraph" style:parent-style-name="Contents_20_2">
      <style:paragraph-properties fo:margin-top="0mm" fo:margin-bottom="0mm" style:contextual-spacing="false"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1feecfe"/>
    </style:style>
    <style:style style:name="P7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8" style:family="paragraph" style:parent-style-name="Footer">
      <style:paragraph-properties fo:line-height="100%" fo:text-align="end" style:justify-single-word="false"/>
      <style:text-properties style:font-name="IPH Astra Serif1" fo:font-size="9pt" officeooo:rsid="0186715f" officeooo:paragraph-rsid="0186715f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style:font-name="IPH Astra Serif1" fo:font-size="9pt" officeooo:rsid="00723830" officeooo:paragraph-rsid="00723830" style:font-size-asian="9pt" style:font-size-complex="9pt"/>
    </style:style>
    <style:style style:name="P10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1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style:contextual-spacing="false" fo:line-height="100%" fo:text-align="start" style:justify-single-word="false" fo:orphans="2" fo:widows="2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1" fo:font-size="10pt" officeooo:rsid="01695a52" officeooo:paragraph-rsid="02e414cd" style:font-size-asian="10pt" style:font-size-complex="10pt"/>
    </style:style>
    <style:style style:name="P12" style:family="paragraph" style:parent-style-name="Первая_20_страница">
      <loext:graphic-properties draw:fill="none"/>
      <style:paragraph-properties fo:margin-left="89.99mm" fo:margin-right="0mm" fo:margin-top="0mm" fo:margin-bottom="0mm" style:contextual-spacing="false" fo:line-height="100%" fo:text-align="start" style:justify-single-word="false" fo:orphans="2" fo:widows="2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1" fo:font-size="10pt" officeooo:rsid="01695a52" officeooo:paragraph-rsid="02e414cd" style:font-size-asian="10pt" style:font-size-complex="10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7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9" style:family="paragraph" style:parent-style-name="Text_20_body">
      <style:paragraph-properties fo:margin-left="0mm" fo:margin-right="0mm" fo:text-indent="0mm" style:auto-text-indent="false"/>
      <style:text-properties style:font-name="IPH Astra Serif1"/>
    </style:style>
    <style:style style:name="P20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100%" fo:text-indent="0mm" style:auto-text-indent="false" fo:background-color="transparent" style:writing-mode="page"/>
      <style:text-properties style:font-name="IPH Astra Serif1" fo:font-size="9pt" fo:language="en" fo:country="US" officeooo:rsid="015c4aa2" officeooo:paragraph-rsid="02ed61e0" style:font-size-asian="9pt" style:font-size-complex="9pt" style:font-style-complex="normal" style:text-scale="96%"/>
    </style:style>
    <style:style style:name="P21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3.88mm" fo:text-indent="0mm" style:auto-text-indent="false" fo:background-color="transparent" style:writing-mode="page"/>
      <style:text-properties style:font-name="IPH Astra Serif1" fo:font-size="10pt" officeooo:rsid="01afbe36" officeooo:paragraph-rsid="02ed61e0" style:font-size-asian="10pt" style:font-size-complex="10pt" style:text-scale="96%"/>
    </style:style>
    <style:style style:name="P22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P23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4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5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26" style:family="paragraph" style:parent-style-name="Contents_20_2">
      <style:text-properties style:font-name="IPH Astra Serif1"/>
    </style:style>
    <style:style style:name="P27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Astra Serif1"/>
    </style:style>
    <style:style style:name="P28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1feecfe"/>
    </style:style>
    <style:style style:name="P29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2982335"/>
    </style:style>
    <style:style style:name="P30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1f8c660"/>
    </style:style>
    <style:style style:name="P31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25c8e0d"/>
    </style:style>
    <style:style style:name="P32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1f9b2f7"/>
    </style:style>
    <style:style style:name="P33" style:family="paragraph" style:parent-style-name="Standard">
      <loext:graphic-properties draw:fill-image-width="0mm" draw:fill-image-height="0mm"/>
      <style:paragraph-properties fo:margin-top="3mm" fo:margin-bottom="0mm" style:contextual-spacing="false" fo:line-height="100%" fo:text-align="center" style:justify-single-word="false" fo:padding="0mm" fo:border="none" style:shadow="none" style:writing-mode="page"/>
      <style:text-properties style:font-name="IPH Astra Serif1"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34" style:family="paragraph" style:parent-style-name="Standard">
      <loext:graphic-properties draw:fill-image-width="0mm" draw:fill-image-height="0mm"/>
      <style:paragraph-properties fo:margin-top="3mm" fo:margin-bottom="0mm" style:contextual-spacing="false" fo:line-height="100%" fo:text-align="center" style:justify-single-word="false" fo:padding="0mm" fo:border="none" style:shadow="none" style:writing-mode="page"/>
      <style:text-properties style:font-name="IPH Astra Serif1"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35" style:family="paragraph" style:parent-style-name="Standard">
      <style:paragraph-properties fo:margin-top="2.59mm" fo:margin-bottom="0mm" style:contextual-spacing="false" fo:line-height="100%" fo:text-align="center" style:justify-single-word="false" style:writing-mode="page"/>
      <style:text-properties fo:text-transform="uppercase" style:font-name="IPH Astra Serif1" fo:font-size="11pt" fo:font-weight="bold" officeooo:paragraph-rsid="01d1811b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top="2.59mm" fo:margin-bottom="0mm" style:contextual-spacing="false" fo:line-height="100%" fo:text-align="center" style:justify-single-word="false" style:writing-mode="page"/>
      <style:text-properties fo:text-transform="uppercase" style:font-name="IPH Astra Serif1" fo:font-size="11pt" fo:font-weight="bold" officeooo:rsid="019ccd01" officeooo:paragraph-rsid="01d1811b" style:font-size-asian="11pt" style:font-weight-asian="bold" style:font-size-complex="11pt" style:font-weight-complex="bold"/>
    </style:style>
    <style:style style:name="P37" style:family="paragraph" style:parent-style-name="Standard">
      <loext:graphic-properties draw:fill-image-width="0mm" draw:fill-image-height="0mm"/>
      <style:paragraph-properties fo:margin-top="3.49mm" fo:margin-bottom="2.59mm" style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loext:opacity="100%" style:text-outline="false" style:text-line-through-style="none" style:text-line-through-type="none" style:font-name="IPH Astra Serif1" fo:font-size="12pt" fo:font-style="normal" fo:text-shadow="none" style:text-underline-style="none" fo:font-weight="bold" officeooo:rsid="0130c4b5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Standard">
      <loext:graphic-properties draw:fill-image-width="0mm" draw:fill-image-height="0mm"/>
      <style:paragraph-properties fo:margin-top="3.49mm" fo:margin-bottom="2.59mm" style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loext:opacity="100%" style:text-outline="false" style:text-line-through-style="none" style:text-line-through-type="none" style:font-name="IPH Astra Serif1" fo:font-size="12pt" fo:font-style="normal" fo:text-shadow="none" style:text-underline-style="none" fo:font-weight="bold" officeooo:rsid="019ccd01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Standard">
      <style:paragraph-properties fo:margin-top="4.99mm" fo:margin-bottom="0mm" style:contextual-spacing="false" fo:line-height="100%" fo:text-align="center" style:justify-single-word="false" style:writing-mode="page"/>
      <style:text-properties style:font-name="IPH Astra Serif1" fo:font-size="9pt" fo:font-weight="bold" officeooo:rsid="016baf6f" officeooo:paragraph-rsid="01d1811b" style:font-size-asian="9pt" style:font-weight-asian="bold" style:font-size-complex="9pt" style:font-weight-complex="bold"/>
    </style:style>
    <style:style style:name="P40" style:family="paragraph" style:parent-style-name="Standard">
      <style:paragraph-properties fo:margin-top="4.99mm" fo:margin-bottom="0mm" style:contextual-spacing="false" fo:line-height="100%" fo:text-align="center" style:justify-single-word="false" style:writing-mode="page"/>
      <style:text-properties style:font-name="IPH Astra Serif1" officeooo:paragraph-rsid="01ecfdb2"/>
    </style:style>
    <style:style style:name="P41" style:family="paragraph" style:parent-style-name="Standard">
      <style:paragraph-properties fo:margin-top="2.7mm" fo:margin-bottom="1.8mm" style:contextual-spacing="false" fo:line-height="6.17mm" fo:text-align="center" style:justify-single-word="false" style:writing-mode="page"/>
      <style:text-properties style:font-name="IPH Astra Serif1" fo:font-size="9pt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Standard">
      <style:paragraph-properties fo:margin-top="2.7mm" fo:margin-bottom="1.8mm" style:contextual-spacing="false" fo:line-height="6.17mm" fo:text-align="center" style:justify-single-word="false" style:writing-mode="page"/>
      <style:text-properties style:font-name="IPH Astra Serif1" fo:font-size="9pt" fo:language="en" fo:country="US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43" style:family="paragraph" style:parent-style-name="Standard">
      <style:paragraph-properties fo:line-height="8.47mm"/>
      <style:text-properties style:font-name="IPH Astra Serif1" fo:font-weight="bold" officeooo:paragraph-rsid="0252fa55" style:font-weight-asian="bold" style:font-weight-complex="bold"/>
    </style:style>
    <style:style style:name="P44" style:family="paragraph" style:parent-style-name="Standard">
      <style:paragraph-properties fo:line-height="150%"/>
      <style:text-properties style:font-name="IPH Astra Serif1" officeooo:paragraph-rsid="02ed61e0"/>
    </style:style>
    <style:style style:name="P45" style:family="paragraph" style:parent-style-name="Standard">
      <style:paragraph-properties fo:line-height="100%"/>
      <style:text-properties style:font-name="IPH Astra Serif1" officeooo:paragraph-rsid="02ed61e0"/>
    </style:style>
    <style:style style:name="P46" style:family="paragraph" style:parent-style-name="Standard">
      <style:paragraph-properties fo:line-height="4.9mm" style:writing-mode="page">
        <style:tab-stops/>
      </style:paragraph-properties>
      <style:text-properties style:font-name="IPH Astra Serif1" fo:font-size="12pt" fo:language="en" fo:country="US" fo:font-weight="bold" officeooo:rsid="01ac1623" officeooo:paragraph-rsid="0252fa55" style:font-size-asian="12pt" style:font-weight-asian="bold" style:font-name-complex="Liberation Serif1" style:font-size-complex="12pt" style:font-weight-complex="bold"/>
    </style:style>
    <style:style style:name="P47" style:family="paragraph" style:parent-style-name="Standard">
      <style:paragraph-properties fo:line-height="4.9mm" style:writing-mode="page">
        <style:tab-stops/>
      </style:paragraph-properties>
      <style:text-properties style:font-name="IPH Astra Serif1" fo:font-size="12pt" fo:font-weight="bold" officeooo:rsid="018a1a2d" officeooo:paragraph-rsid="0252fa55" style:font-size-asian="12pt" style:font-weight-asian="bold" style:font-name-complex="Liberation Serif1" style:font-size-complex="12pt" style:font-weight-complex="bold"/>
    </style:style>
    <style:style style:name="P48" style:family="paragraph" style:parent-style-name="Standard">
      <style:paragraph-properties fo:margin-top="6mm" fo:margin-bottom="0mm" style:contextual-spacing="false" fo:line-height="100%" style:writing-mode="page"/>
      <style:text-properties style:font-name="IPH Astra Serif1" fo:font-size="9pt" fo:font-style="normal" officeooo:rsid="015c4aa2" officeooo:paragraph-rsid="02ed61e0" style:font-size-asian="9pt" style:font-style-asian="normal" style:font-size-complex="9pt" style:font-style-complex="normal"/>
    </style:style>
    <style:style style:name="P49" style:family="paragraph" style:parent-style-name="Standard">
      <style:paragraph-properties fo:margin-top="6mm" fo:margin-bottom="0mm" style:contextual-spacing="false" fo:line-height="100%" style:writing-mode="page"/>
      <style:text-properties style:font-name="IPH Astra Serif1" fo:font-size="9pt" fo:font-style="normal" officeooo:paragraph-rsid="02ed61e0" style:font-size-asian="9pt" style:font-style-asian="normal"/>
    </style:style>
    <style:style style:name="P50" style:family="paragraph" style:parent-style-name="Standard">
      <style:paragraph-properties fo:margin-top="6mm" fo:margin-bottom="0mm" style:contextual-spacing="false" fo:line-height="150%"/>
      <style:text-properties style:font-name="IPH Astra Serif1" officeooo:paragraph-rsid="02ed61e0"/>
    </style:style>
    <style:style style:name="P51" style:family="paragraph" style:parent-style-name="Standard">
      <style:paragraph-properties fo:margin-top="6mm" fo:margin-bottom="0mm" style:contextual-spacing="false" fo:line-height="100%"/>
      <style:text-properties style:font-name="IPH Astra Serif1" fo:font-size="9pt" officeooo:paragraph-rsid="02ed61e0" style:font-size-asian="9pt" style:font-size-complex="9pt"/>
    </style:style>
    <style:style style:name="P52" style:family="paragraph" style:parent-style-name="Standard">
      <style:paragraph-properties fo:margin-top="6mm" fo:margin-bottom="0mm" style:contextual-spacing="false" fo:line-height="100%"/>
      <style:text-properties style:font-name="IPH Astra Serif1" fo:font-size="9pt" fo:language="en" fo:country="US" officeooo:rsid="01ac1623" officeooo:paragraph-rsid="02ed61e0" style:font-size-asian="9pt" style:font-size-complex="9pt"/>
    </style:style>
    <style:style style:name="P53" style:family="paragraph" style:parent-style-name="Standard">
      <style:paragraph-properties fo:margin-top="6mm" fo:margin-bottom="0mm" style:contextual-spacing="false" fo:line-height="100%" fo:text-align="start" style:justify-single-word="false"/>
      <style:text-properties officeooo:paragraph-rsid="02ed61e0"/>
    </style:style>
    <style:style style:name="P54" style:family="paragraph" style:parent-style-name="Информация_20_о_20_журнале">
      <style:text-properties style:font-name="IPH Astra Serif1" officeooo:paragraph-rsid="02ea01da"/>
    </style:style>
    <style:style style:name="P55" style:family="paragraph" style:parent-style-name="Информация_20_о_20_журнале">
      <style:text-properties style:font-name="IPH Astra Serif1" fo:letter-spacing="-0.07mm" officeooo:paragraph-rsid="02ebf889"/>
    </style:style>
    <style:style style:name="P56" style:family="paragraph" style:parent-style-name="Информация_20_о_20_журнале">
      <style:text-properties style:font-name="IPH Astra Serif1" officeooo:paragraph-rsid="02ebf889"/>
    </style:style>
    <style:style style:name="P57" style:family="paragraph" style:parent-style-name="Информация_20_о_20_журнале">
      <style:text-properties style:font-name="IPH Astra Serif1" fo:letter-spacing="normal" fo:font-style="normal" style:text-underline-style="none" fo:font-weight="normal" officeooo:paragraph-rsid="02ea01da" style:font-style-asian="normal" style:font-weight-asian="normal" style:font-style-complex="normal" style:font-weight-complex="normal"/>
    </style:style>
    <style:style style:name="P58" style:family="paragraph" style:parent-style-name="Редколлегия" style:master-page-name="">
      <style:paragraph-properties fo:margin-top="0mm" fo:margin-bottom="4mm" style:contextual-spacing="false" style:page-number="auto" fo:padding="0mm" fo:border-left="none" fo:border-right="none" fo:border-top="none" fo:border-bottom="0.06pt solid #000000"/>
      <style:text-properties style:font-name="IPH Astra Serif1" officeooo:rsid="0194d101" officeooo:paragraph-rsid="01d1811b" style:text-scale="96%"/>
    </style:style>
    <style:style style:name="P59" style:family="paragraph" style:parent-style-name="Редколлегия" style:master-page-name="">
      <style:paragraph-properties fo:margin-top="0mm" fo:margin-bottom="4.5mm" style:contextual-spacing="false" style:page-number="auto" fo:padding="0mm" fo:border-left="none" fo:border-right="none" fo:border-top="none" fo:border-bottom="0.06pt solid #000000"/>
      <style:text-properties style:font-name="IPH Astra Serif1" officeooo:rsid="0194d101" officeooo:paragraph-rsid="01d1811b" style:text-scale="96%"/>
    </style:style>
    <style:style style:name="P60" style:family="paragraph" style:parent-style-name="Contents_20_1">
      <style:paragraph-properties>
        <style:tab-stops/>
      </style:paragraph-properties>
      <style:text-properties style:font-name="IPH Astra Serif1"/>
    </style:style>
    <style:style style:name="P61" style:family="paragraph" style:parent-style-name="Contents_20_1">
      <style:paragraph-properties>
        <style:tab-stops/>
      </style:paragraph-properties>
      <style:text-properties style:font-name="IPH Astra Serif1" fo:font-style="normal" style:font-style-asian="normal" style:font-style-complex="normal"/>
    </style:style>
    <style:style style:name="P62" style:family="paragraph" style:parent-style-name="Contents_20_1">
      <style:paragraph-properties fo:text-align="start" style:justify-single-word="false">
        <style:tab-stops>
          <style:tab-stop style:position="140mm" style:type="right" style:leader-style="dotted" style:leader-text="."/>
        </style:tab-stops>
      </style:paragraph-properties>
      <style:text-properties style:font-name="IPH Astra Serif1"/>
    </style:style>
    <style:style style:name="P63" style:family="paragraph" style:parent-style-name="Contents_20_1">
      <style:text-properties style:font-name="IPH Astra Serif1" fo:font-size="10pt" style:font-size-asian="10pt" style:font-size-complex="10pt"/>
    </style:style>
    <style:style style:name="P64" style:family="paragraph" style:parent-style-name="Contents_20_1">
      <style:paragraph-properties>
        <style:tab-stops/>
      </style:paragraph-properties>
      <style:text-properties style:font-name="IPH Astra Serif1" fo:font-size="10pt" style:font-size-asian="10pt" style:font-size-complex="10pt"/>
    </style:style>
    <style:style style:name="P65" style:family="paragraph" style:parent-style-name="Contents_20_2">
      <style:paragraph-properties fo:margin-top="0mm" fo:margin-bottom="0.9mm" style:contextual-spacing="false">
        <style:tab-stops>
          <style:tab-stop style:position="131mm" style:type="right" style:leader-style="dotted" style:leader-text="."/>
        </style:tab-stops>
      </style:paragraph-properties>
      <style:text-properties style:font-name="IPH Astra Serif1" officeooo:paragraph-rsid="02982335"/>
    </style:style>
    <style:style style:name="P66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3.88mm" fo:text-indent="7mm" style:auto-text-indent="false" fo:background-color="transparent" style:writing-mode="page"/>
      <style:text-properties style:font-name="IPH Astra Serif1" fo:font-size="10pt" officeooo:rsid="01afbe36" officeooo:paragraph-rsid="02ed61e0" style:font-size-asian="10pt" style:font-size-complex="10pt" style:text-scale="96%"/>
    </style:style>
    <style:style style:name="P67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3.88mm" fo:text-indent="7mm" style:auto-text-indent="false" fo:background-color="transparent" style:writing-mode="page"/>
      <style:text-properties style:font-name="IPH Astra Serif1" fo:font-size="10pt" fo:letter-spacing="-0.04mm" officeooo:rsid="01afbe36" officeooo:paragraph-rsid="02ed61e0" style:font-size-asian="10pt" style:font-size-complex="10pt" style:text-scale="96%"/>
    </style:style>
    <style:style style:name="P68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style:contextual-spacing="false" fo:line-height="3.88mm" fo:text-indent="7mm" style:auto-text-indent="false" style:page-number="auto" fo:background-color="transparent" style:writing-mode="page"/>
      <style:text-properties style:font-name="IPH Astra Serif1" fo:font-size="10pt" officeooo:rsid="01afbe36" officeooo:paragraph-rsid="02ed61e0" style:font-size-asian="10pt" style:font-size-complex="10pt" style:text-scale="96%"/>
    </style:style>
    <style:style style:name="P69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style:contextual-spacing="false" fo:line-height="3.88mm" fo:text-indent="7mm" style:auto-text-indent="false" fo:background-color="transparent" style:writing-mode="page"/>
      <style:text-properties style:font-name="IPH Astra Serif1" fo:font-size="10pt" fo:font-weight="bold" officeooo:rsid="01afbe36" officeooo:paragraph-rsid="02ed61e0" style:font-size-asian="10pt" style:font-weight-asian="bold" style:font-size-complex="10pt" style:font-weight-complex="bold" style:text-scale="96%"/>
    </style:style>
    <style:style style:name="P70" style:family="paragraph" style:parent-style-name="Text_20_body">
      <style:paragraph-properties fo:text-align="center" style:justify-single-word="false"/>
      <style:text-properties style:font-name="IPH Astra Serif1"/>
    </style:style>
    <style:style style:name="P71" style:family="paragraph" style:parent-style-name="Редколлегия">
      <style:paragraph-properties fo:margin-top="0mm" fo:margin-bottom="7mm" style:contextual-spacing="false" fo:line-height="3.4mm" style:writing-mode="lr-tb"/>
      <style:text-properties style:font-name="IPH Astra Serif1" fo:letter-spacing="-0.12mm" officeooo:rsid="0194d101" officeooo:paragraph-rsid="02ec7948" style:text-scale="96%"/>
    </style:style>
    <style:style style:name="P72" style:family="paragraph" style:parent-style-name="Редколлегия">
      <style:paragraph-properties fo:margin-top="0mm" fo:margin-bottom="7mm" style:contextual-spacing="false" fo:line-height="3.4mm" fo:text-align="justify" style:justify-single-word="false"/>
      <style:text-properties officeooo:rsid="019ccd01" officeooo:paragraph-rsid="02ec7948" style:text-scale="98%"/>
    </style:style>
    <style:style style:name="P73" style:family="paragraph" style:parent-style-name="Text_20_body" style:master-page-name="Первая_20_страница_20_статьи">
      <style:paragraph-properties style:page-number="auto" fo:break-before="page"/>
    </style:style>
    <style:style style:name="P74" style:family="paragraph" style:parent-style-name="Заголовок_20_информации_20_для_20_авторов" style:master-page-name="Выпускная_20_страница">
      <style:paragraph-properties style:page-number="auto" fo:break-before="page"/>
      <style:text-properties style:font-name="IPH Astra Serif1"/>
    </style:style>
    <style:style style:name="P75" style:family="paragraph" style:parent-style-name="Contents_20_Heading" style:master-page-name="В_20_номере">
      <style:paragraph-properties fo:margin-top="0mm" fo:margin-bottom="0mm" style:contextual-spacing="false" style:page-number="auto" fo:break-before="page"/>
      <style:text-properties style:font-name="IPH Astra Serif1"/>
    </style:style>
    <style:style style:name="P76" style:family="paragraph" style:parent-style-name="Contents_20_Heading" style:master-page-name="Table_20_of_20_contents">
      <style:paragraph-properties fo:margin-top="0mm" fo:margin-bottom="0mm" style:contextual-spacing="false" style:page-number="auto"/>
      <style:text-properties style:font-name="IPH Astra Serif1" fo:font-size="10pt" style:font-size-asian="10pt" style:font-size-complex="10pt"/>
    </style:style>
    <style:style style:name="P77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IPH Astra Serif1" fo:font-size="10pt" officeooo:paragraph-rsid="0252fa55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1e9c38d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6" style:family="text">
      <style:text-properties officeooo:rsid="009c3fa3"/>
    </style:style>
    <style:style style:name="T7" style:family="text">
      <style:text-properties officeooo:rsid="009f4cf9"/>
    </style:style>
    <style:style style:name="T8" style:family="text">
      <style:text-properties officeooo:rsid="0193a2ec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2982335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language-asian="zh" style:country-asian="CN" style:font-weight-asian="bold"/>
    </style:style>
    <style:style style:name="T13" style:family="text">
      <style:text-properties fo:language="en" fo:country="US" fo:background-color="#ffffff" loext:char-shading-value="0" style:language-asian="zh" style:country-asian="CN"/>
    </style:style>
    <style:style style:name="T14" style:family="text">
      <style:text-properties fo:language="en" fo:country="US" officeooo:rsid="03351042" fo:background-color="#ffffff" loext:char-shading-value="0" style:language-asian="zh" style:country-asian="CN"/>
    </style:style>
    <style:style style:name="T15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normal"/>
    </style:style>
    <style:style style:name="T16" style:family="text">
      <style:text-properties fo:language="en" fo:country="US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language="en" fo:country="US" style:language-asian="zh" style:country-asian="CN"/>
    </style:style>
    <style:style style:name="T18" style:family="text">
      <style:text-properties fo:language="en" fo:country="US" fo:font-style="italic" style:font-style-asian="italic"/>
    </style:style>
    <style:style style:name="T19" style:family="text">
      <style:text-properties fo:language="en" fo:country="US" fo:font-style="italic" style:font-name-asian="Calibri1" style:language-asian="en" style:country-asian="US" style:font-style-asian="italic" style:font-name-complex="Liberation Serif"/>
    </style:style>
    <style:style style:name="T20" style:family="text">
      <style:text-properties fo:language="en" fo:country="US" style:font-name-asian="Calibri1" style:language-asian="en" style:country-asian="US" style:font-name-complex="Liberation Serif"/>
    </style:style>
    <style:style style:name="T21" style:family="text">
      <style:text-properties fo:language="en" fo:country="US" officeooo:rsid="0221c4fd"/>
    </style:style>
    <style:style style:name="T22" style:family="text">
      <style:text-properties fo:language="en" fo:country="US" officeooo:rsid="02dfc0b2"/>
    </style:style>
    <style:style style:name="T23" style:family="text">
      <style:text-properties officeooo:rsid="019e19e1"/>
    </style:style>
    <style:style style:name="T24" style:family="text">
      <style:text-properties officeooo:rsid="01a93755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1925bed" style:font-style-asian="italic" style:font-style-complex="italic"/>
    </style:style>
    <style:style style:name="T28" style:family="text">
      <style:text-properties fo:font-style="italic" officeooo:rsid="0254997c" style:font-style-asian="italic"/>
    </style:style>
    <style:style style:name="T29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weight-complex="normal"/>
    </style:style>
    <style:style style:name="T31" style:family="text">
      <style:text-properties fo:font-style="italic" style:letter-kerning="true" style:font-name-asian="Arial Unicode MS" style:language-asian="zh" style:country-asian="CN" style:font-style-asian="italic" style:font-name-complex="Liberation Serif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 style:text-scale="99%"/>
    </style:style>
    <style:style style:name="T35" style:family="text">
      <style:text-properties fo:font-weight="bold" officeooo:rsid="015c4aa2" style:font-weight-asian="bold" style:font-size-complex="9pt" style:font-style-complex="normal" style:font-weight-complex="bold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1925bed" style:font-size-asian="9pt" style:font-size-complex="9pt"/>
    </style:style>
    <style:style style:name="T38" style:family="text">
      <style:text-properties fo:font-size="9pt" officeooo:rsid="0259112d" style:font-size-asian="9pt" style:font-size-complex="9pt"/>
    </style:style>
    <style:style style:name="T39" style:family="text">
      <style:text-properties fo:font-size="9pt" fo:font-style="italic" style:font-size-asian="9pt" style:font-style-asian="italic" style:font-size-complex="9pt" style:font-style-complex="italic"/>
    </style:style>
    <style:style style:name="T40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41" style:family="text">
      <style:text-properties fo:font-size="9pt" fo:font-style="italic" officeooo:rsid="0259112d" style:font-size-asian="9pt" style:font-style-asian="italic" style:font-size-complex="9pt" style:font-style-complex="italic"/>
    </style:style>
    <style:style style:name="T42" style:family="text">
      <style:text-properties fo:font-size="9pt" fo:font-style="italic" style:font-size-asian="9pt" style:font-style-asian="italic" style:font-name-complex="Liberation Serif1" style:font-size-complex="9pt"/>
    </style:style>
    <style:style style:name="T43" style:family="text">
      <style:text-properties fo:font-size="9pt" fo:font-style="italic" style:font-size-asian="9pt" style:font-style-asian="italic" style:font-name-complex="Liberation Serif1" style:font-size-complex="9pt" style:font-style-complex="italic"/>
    </style:style>
    <style:style style:name="T44" style:family="text">
      <style:text-properties fo:font-size="9pt" fo:font-style="italic" officeooo:rsid="02534600" style:font-size-asian="9pt" style:font-style-asian="italic" style:font-name-complex="Liberation Serif1" style:font-size-complex="9pt" style:font-style-complex="italic"/>
    </style:style>
    <style:style style:name="T45" style:family="text">
      <style:text-properties fo:font-size="9pt" fo:font-style="italic" officeooo:rsid="02aadfba" style:font-size-asian="9pt" style:font-style-asian="italic" style:font-name-complex="Liberation Serif1" style:font-size-complex="9pt" style:font-style-complex="italic"/>
    </style:style>
    <style:style style:name="T46" style:family="text">
      <style:text-properties fo:font-size="9pt" fo:font-style="italic" officeooo:rsid="030bbc57" style:font-size-asian="9pt" style:font-style-asian="italic" style:font-name-complex="Liberation Serif1" style:font-size-complex="9pt" style:font-style-complex="italic"/>
    </style:style>
    <style:style style:name="T47" style:family="text">
      <style:text-properties fo:font-size="9pt" fo:font-style="italic" officeooo:rsid="02534600" style:font-size-asian="9pt" style:font-style-asian="italic" style:font-name-complex="Liberation Serif1" style:font-size-complex="9pt"/>
    </style:style>
    <style:style style:name="T48" style:family="text">
      <style:text-properties fo:font-size="9pt" fo:language="en" fo:country="US" fo:font-style="normal" style:text-underline-style="none" fo:font-weight="bold" officeooo:rsid="01925bed" style:font-size-asian="9pt" style:font-style-asian="normal" style:font-weight-asian="bold" style:font-size-complex="9pt" style:font-style-complex="normal" style:font-weight-complex="normal"/>
    </style:style>
    <style:style style:name="T49" style:family="text">
      <style:text-properties fo:font-size="9pt" fo:language="en" fo:country="US" fo:font-style="normal" style:text-underline-style="none" fo:font-weight="normal" officeooo:rsid="016baf6f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50" style:family="text">
      <style:text-properties fo:font-size="9pt" fo:language="en" fo:country="US" fo:font-style="normal" style:text-underline-style="none" fo:font-weight="normal" officeooo:rsid="01925bed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51" style:family="text">
      <style:text-properties fo:font-size="9pt" fo:language="en" fo:country="US" fo:font-weight="bold" officeooo:rsid="016baf6f" style:font-size-asian="9pt" style:font-weight-asian="bold" style:font-size-complex="9pt" style:font-weight-complex="bold"/>
    </style:style>
    <style:style style:name="T52" style:family="text">
      <style:text-properties fo:font-size="9pt" fo:language="en" fo:country="US" fo:font-weight="bold" officeooo:rsid="01925bed" style:font-size-asian="9pt" style:font-weight-asian="bold" style:font-size-complex="9pt"/>
    </style:style>
    <style:style style:name="T53" style:family="text">
      <style:text-properties fo:font-size="9pt" fo:language="en" fo:country="US" style:text-underline-style="none" fo:font-weight="normal" officeooo:rsid="01925bed" style:font-size-asian="9pt" style:language-asian="zh" style:country-asian="CN" style:font-weight-asian="normal" style:font-size-complex="9pt" style:font-style-complex="italic" style:font-weight-complex="normal"/>
    </style:style>
    <style:style style:name="T54" style:family="text">
      <style:text-properties fo:font-size="9pt" fo:language="en" fo:country="US" style:font-size-asian="9pt" style:font-size-complex="9pt"/>
    </style:style>
    <style:style style:name="T55" style:family="text">
      <style:text-properties fo:font-size="9pt" fo:language="en" fo:country="US" officeooo:rsid="01925bed" style:font-size-asian="9pt" style:font-size-complex="9pt"/>
    </style:style>
    <style:style style:name="T56" style:family="text">
      <style:text-properties fo:font-size="9pt" fo:language="en" fo:country="US" officeooo:rsid="01925bed" style:font-size-asian="9pt" style:language-asian="zh" style:country-asian="CN" style:font-size-complex="9pt"/>
    </style:style>
    <style:style style:name="T57" style:family="text">
      <style:text-properties fo:font-size="9pt" fo:font-style="normal" style:font-size-asian="9pt" style:font-style-asian="normal" style:font-name-complex="Liberation Serif1" style:font-size-complex="9pt" style:font-style-complex="normal"/>
    </style:style>
    <style:style style:name="T58" style:family="text">
      <style:text-properties fo:font-size="9pt" fo:font-style="normal" officeooo:rsid="031f65e4" style:font-size-asian="9pt" style:font-style-asian="normal" style:font-name-complex="Liberation Serif1" style:font-size-complex="9pt" style:font-style-complex="normal"/>
    </style:style>
    <style:style style:name="T59" style:family="text">
      <style:text-properties fo:font-size="9pt" style:font-size-asian="10pt" style:font-size-complex="10pt"/>
    </style:style>
    <style:style style:name="T60" style:family="text">
      <style:text-properties fo:font-size="9pt" fo:language="ru" fo:country="RU" officeooo:rsid="03351042" style:font-size-asian="10pt" style:font-size-complex="10pt"/>
    </style:style>
    <style:style style:name="T61" style:family="text">
      <style:text-properties officeooo:rsid="01925bed"/>
    </style:style>
    <style:style style:name="T62" style:family="text">
      <style:text-properties officeooo:rsid="01adf8c8"/>
    </style:style>
    <style:style style:name="T63" style:family="text">
      <style:text-properties fo:language="en" fo:country="none" fo:font-weight="bold" style:language-asian="zh" style:country-asian="CN" style:font-weight-asian="bold"/>
    </style:style>
    <style:style style:name="T64" style:family="text">
      <style:text-properties fo:language="en" fo:country="none" style:language-asian="zh" style:country-asian="CN"/>
    </style:style>
    <style:style style:name="T65" style:family="text">
      <style:text-properties fo:language="de" fo:country="D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6" style:family="text">
      <style:text-properties officeooo:rsid="0195c269"/>
    </style:style>
    <style:style style:name="T67" style:family="text">
      <style:text-properties fo:background-color="transparent" loext:char-shading-value="0"/>
    </style:style>
    <style:style style:name="T68" style:family="text">
      <style:text-properties fo:color="#000000" loext:opacity="100%"/>
    </style:style>
    <style:style style:name="T69" style:family="text">
      <style:text-properties fo:color="#000000" loext:opacity="100%" fo:language="en" fo:country="US"/>
    </style:style>
    <style:style style:name="T70" style:family="text">
      <style:text-properties fo:color="#000000" loext:opacity="100%" style:font-name="IPH Astra Serif1" fo:letter-spacing="-0.05mm" fo:language="en" fo:country="US" fo:font-style="italic" fo:background-color="#ffffff" loext:char-shading-value="0" style:font-style-asian="italic"/>
    </style:style>
    <style:style style:name="T71" style:family="text">
      <style:text-properties fo:color="#000000" loext:opacity="100%" style:font-name="IPH Astra Serif1" fo:letter-spacing="-0.05mm" fo:language="en" fo:country="US" fo:font-style="italic" fo:background-color="#ffffff" loext:char-shading-value="0" style:language-asian="zh" style:country-asian="CN" style:font-style-asian="italic"/>
    </style:style>
    <style:style style:name="T72" style:family="text">
      <style:text-properties fo:color="#000000" loext:opacity="100%" style:font-name="IPH Astra Serif1" fo:letter-spacing="-0.05mm" fo:language="en" fo:country="US" fo:font-weight="bold" fo:background-color="#ffffff" loext:char-shading-value="0" style:font-weight-asian="bold"/>
    </style:style>
    <style:style style:name="T73" style:family="text">
      <style:text-properties fo:color="#000000" loext:opacity="100%" style:font-name="IPH Astra Serif1" fo:letter-spacing="-0.07mm" fo:language="en" fo:country="US" fo:font-style="italic" fo:background-color="#ffffff" loext:char-shading-value="0" style:font-style-asian="italic"/>
    </style:style>
    <style:style style:name="T74" style:family="text">
      <style:text-properties fo:color="#000000" loext:opacity="100%" style:font-name="IPH Astra Serif1" fo:letter-spacing="-0.07mm" fo:language="en" fo:country="US" fo:font-weight="bold" fo:background-color="#ffffff" loext:char-shading-value="0" style:font-weight-asian="bold"/>
    </style:style>
    <style:style style:name="T75" style:family="text">
      <style:text-properties fo:color="#000000" loext:opacity="100%" style:font-name="IPH Astra Serif1" fo:letter-spacing="-0.07mm" fo:language="en" fo:country="US" fo:background-color="#ffffff" loext:char-shading-value="0"/>
    </style:style>
    <style:style style:name="T76" style:family="text">
      <style:text-properties fo:color="#000000" loext:opacity="100%" fo:font-size="10pt" fo:language="en" fo:country="US" style:font-size-asian="10pt" style:language-asian="zh" style:country-asian="CN" style:font-size-complex="10pt"/>
    </style:style>
    <style:style style:name="T77" style:family="text">
      <style:text-properties fo:color="#000000" loext:opacity="100%" fo:font-size="10pt" fo:language="en" fo:country="US" officeooo:rsid="02982335" style:font-size-asian="10pt" style:language-asian="zh" style:country-asian="CN" style:font-size-complex="10pt"/>
    </style:style>
    <style:style style:name="T78" style:family="text">
      <style:text-properties fo:color="#000000" loext:opacity="100%" fo:font-size="10pt" fo:language="en" fo:country="US" style:font-name-asian="Calibri" style:font-size-asian="10pt" style:language-asian="zh" style:country-asian="CN" style:font-size-complex="10pt"/>
    </style:style>
    <style:style style:name="T79" style:family="text">
      <style:text-properties style:font-name-asian="TimesNewRomanPS-BoldMT"/>
    </style:style>
    <style:style style:name="T80" style:family="text">
      <style:text-properties style:text-scale="99%"/>
    </style:style>
    <style:style style:name="T81" style:family="text">
      <style:text-properties officeooo:rsid="01ea31a6" style:text-scale="99%"/>
    </style:style>
    <style:style style:name="T82" style:family="text">
      <style:text-properties fo:color="#222222" loext:opacity="100%" style:font-name="IPH Astra Serif1" fo:letter-spacing="-0.05mm" fo:language="en" fo:country="US" fo:background-color="#ffffff" loext:char-shading-value="0"/>
    </style:style>
    <style:style style:name="T83" style:family="text">
      <style:text-properties fo:color="#222222" loext:opacity="100%" style:font-name="IPH Astra Serif1" fo:letter-spacing="-0.05mm" fo:language="en" fo:country="US" fo:font-style="italic" fo:background-color="#ffffff" loext:char-shading-value="0" style:font-style-asian="italic"/>
    </style:style>
    <style:style style:name="T84" style:family="text">
      <style:text-properties fo:color="#222222" loext:opacity="100%" style:font-name="IPH Astra Serif1" fo:letter-spacing="-0.05mm" fo:language="en" fo:country="US" fo:font-style="italic" fo:background-color="#ffffff" loext:char-shading-value="0" style:font-style-asian="italic" style:font-style-complex="italic"/>
    </style:style>
    <style:style style:name="T85" style:family="text">
      <style:text-properties fo:color="#222222" loext:opacity="100%" style:font-name="IPH Astra Serif1" fo:font-size="12pt" fo:letter-spacing="-0.05mm" fo:language="en" fo:country="US" fo:background-color="#ffffff" loext:char-shading-value="0" style:font-size-asian="12pt"/>
    </style:style>
    <style:style style:name="T86" style:family="text">
      <style:text-properties fo:color="#222222" loext:opacity="100%" style:font-name="IPH Astra Serif1" fo:letter-spacing="-0.07mm" fo:language="en" fo:country="US" fo:font-style="italic" fo:background-color="transparent" loext:char-shading-value="0" style:font-style-asian="italic" loext:padding-left="0.71mm" loext:padding-right="0.71mm" loext:padding-top="0.11mm" loext:padding-bottom="0.11mm" loext:border="0.06pt solid #000000"/>
    </style:style>
    <style:style style:name="T87" style:family="text">
      <style:text-properties fo:color="#222222" loext:opacity="100%" style:font-name="IPH Astra Serif1" fo:letter-spacing="-0.07mm" fo:language="en" fo:country="US" fo:background-color="transparent" loext:char-shading-value="0"/>
    </style:style>
    <style:style style:name="T88" style:family="text">
      <style:text-properties fo:color="#222222" loext:opacity="100%" style:font-name="IPH Astra Serif1" fo:letter-spacing="-0.07mm" fo:language="en" fo:country="US" fo:background-color="#ffffff" loext:char-shading-value="0"/>
    </style:style>
    <style:style style:name="T89" style:family="text">
      <style:text-properties fo:letter-spacing="-0.09mm"/>
    </style:style>
    <style:style style:name="T90" style:family="text">
      <style:text-properties fo:letter-spacing="-0.09mm" fo:font-style="italic" style:font-style-asian="italic"/>
    </style:style>
    <style:style style:name="T91" style:family="text">
      <style:text-properties officeooo:rsid="015c4aa2" style:font-size-complex="9pt" style:font-style-complex="normal"/>
    </style:style>
    <style:style style:name="T92" style:family="text">
      <style:text-properties fo:font-variant="normal" fo:text-transform="none" fo:font-weight="normal"/>
    </style:style>
    <style:style style:name="T93" style:family="text">
      <style:text-properties fo:font-variant="normal" fo:text-transform="none" fo:font-size="10pt" fo:language="en" fo:country="US" fo:font-weight="normal" fo:background-color="transparent" loext:char-shading-value="0" style:font-size-asian="10pt" style:font-size-complex="10pt"/>
    </style:style>
    <style:style style:name="T94" style:family="text">
      <style:text-properties style:font-name="IPH Astra Serif1"/>
    </style:style>
    <style:style style:name="T95" style:family="text">
      <style:text-properties style:font-name="IPH Astra Serif1" fo:language="en" fo:country="US" fo:font-style="italic" style:font-style-asian="italic"/>
    </style:style>
    <style:style style:name="T96" style:family="text">
      <style:text-properties style:font-name="IPH Astra Serif1" fo:font-style="italic" style:font-style-asian="italic"/>
    </style:style>
    <style:style style:name="T97" style:family="text">
      <style:text-properties style:font-name="IPH Astra Serif1" fo:language="ru" fo:country="RU" fo:font-style="italic" fo:font-weight="normal" style:language-asian="ru" style:country-asian="RU" style:font-style-asian="italic" style:font-weight-asian="normal" style:font-style-complex="italic"/>
    </style:style>
    <style:style style:name="T98" style:family="text">
      <style:text-properties style:font-name="IPH Astra Serif1" fo:language="ru" fo:country="RU" style:language-asian="ru" style:country-asian="RU"/>
    </style:style>
    <style:style style:name="T99" style:family="text">
      <style:text-properties style:font-name="IPH Astra Serif1" fo:font-style="normal" style:font-style-asian="normal" style:font-style-complex="normal"/>
    </style:style>
    <style:style style:name="T100" style:family="text">
      <style:text-properties style:font-name="IPH Astra Serif1" officeooo:rsid="02919a7b"/>
    </style:style>
    <style:style style:name="T101" style:family="text">
      <style:text-properties style:font-name="IPH Astra Serif1" fo:font-size="9pt" style:font-size-asian="9pt" style:font-size-complex="9pt"/>
    </style:style>
    <style:style style:name="T102" style:family="text">
      <style:text-properties style:font-name="IPH Astra Serif1" fo:font-size="9pt" fo:background-color="transparent" loext:char-shading-value="0" style:font-size-asian="9pt" style:font-size-complex="9pt"/>
    </style:style>
    <style:style style:name="T103" style:family="text">
      <style:text-properties style:font-name="IPH Astra Serif1" fo:font-size="9pt" officeooo:rsid="03214246" fo:background-color="transparent" loext:char-shading-value="0" style:font-size-asian="9pt" style:font-size-complex="9pt"/>
    </style:style>
    <style:style style:name="T104" style:family="text">
      <style:text-properties style:font-name="IPH Astra Serif1" fo:font-size="9pt" officeooo:rsid="0259112d" fo:background-color="transparent" loext:char-shading-value="0" style:font-size-asian="9pt" style:font-size-complex="9pt"/>
    </style:style>
    <style:style style:name="T105" style:family="text">
      <style:text-properties style:font-name="IPH Astra Serif1" fo:font-size="9pt" officeooo:rsid="018a89c5" fo:background-color="transparent" loext:char-shading-value="0" style:font-size-asian="9pt" style:font-size-complex="9pt"/>
    </style:style>
    <style:style style:name="T106" style:family="text">
      <style:text-properties style:font-name="IPH Astra Serif1" fo:font-size="9pt" officeooo:rsid="015c4aa2" fo:background-color="transparent" loext:char-shading-value="0" style:font-size-asian="9pt" style:font-size-complex="9pt"/>
    </style:style>
    <style:style style:name="T107" style:family="text">
      <style:text-properties style:font-name="IPH Astra Serif1" fo:font-size="9pt" officeooo:rsid="0257573d" fo:background-color="transparent" loext:char-shading-value="0" style:font-size-asian="9pt" style:font-size-complex="9pt"/>
    </style:style>
    <style:style style:name="T108" style:family="text">
      <style:text-properties style:font-name="IPH Astra Serif1" fo:font-size="9pt" officeooo:rsid="030a8c6b" fo:background-color="transparent" loext:char-shading-value="0" style:font-size-asian="9pt" style:font-size-complex="9pt"/>
    </style:style>
    <style:style style:name="T109" style:family="text">
      <style:text-properties style:font-name="IPH Astra Serif1" fo:font-size="9pt" officeooo:rsid="0360c147" fo:background-color="transparent" loext:char-shading-value="0" style:font-size-asian="9pt" style:font-size-complex="9pt"/>
    </style:style>
    <style:style style:name="T110" style:family="text">
      <style:text-properties style:font-name="IPH Astra Serif1" fo:font-size="9pt" officeooo:rsid="033f45a9" fo:background-color="transparent" loext:char-shading-value="0" style:font-size-asian="9pt" style:font-size-complex="9pt"/>
    </style:style>
    <style:style style:name="T111" style:family="text">
      <style:text-properties style:font-name="IPH Astra Serif1" fo:font-size="9pt" fo:language="en" fo:country="US" fo:background-color="transparent" loext:char-shading-value="0" style:font-size-asian="9pt" style:font-size-complex="9pt"/>
    </style:style>
    <style:style style:name="T112" style:family="text">
      <style:text-properties style:font-name="IPH Astra Serif1" fo:font-size="9pt" fo:language="en" fo:country="US" officeooo:rsid="02d990ae" fo:background-color="transparent" loext:char-shading-value="0" style:font-size-asian="9pt" style:font-size-complex="9pt"/>
    </style:style>
    <style:style style:name="T113" style:family="text">
      <style:text-properties style:font-name="IPH Astra Serif1" fo:font-size="9pt" fo:language="en" fo:country="US" officeooo:rsid="033f45a9" fo:background-color="transparent" loext:char-shading-value="0" style:font-size-asian="9pt" style:font-size-complex="9pt"/>
    </style:style>
    <style:style style:name="T114" style:family="text">
      <style:text-properties style:font-name="IPH Astra Serif1" fo:font-size="9pt" fo:language="en" fo:country="US" officeooo:rsid="030a8c6b" fo:background-color="transparent" loext:char-shading-value="0" style:font-size-asian="9pt" style:font-size-complex="9pt"/>
    </style:style>
    <style:style style:name="T115" style:family="text">
      <style:text-properties style:font-name="IPH Astra Serif1" fo:font-size="9pt" fo:language="en" fo:country="US" officeooo:rsid="03647b27" fo:background-color="transparent" loext:char-shading-value="0" style:font-size-asian="9pt" style:font-size-complex="9pt"/>
    </style:style>
    <style:style style:name="T116" style:family="text">
      <style:text-properties style:font-name="IPH Astra Serif1" fo:font-size="9pt" fo:language="ru" fo:country="RU" officeooo:rsid="030a8c6b" fo:background-color="transparent" loext:char-shading-value="0" style:font-size-asian="9pt" style:font-size-complex="9pt"/>
    </style:style>
    <style:style style:name="T117" style:family="text">
      <style:text-properties style:font-name="IPH Astra Serif1" fo:font-size="9pt" fo:language="ru" fo:country="RU" officeooo:rsid="03214246" fo:background-color="transparent" loext:char-shading-value="0" style:font-size-asian="9pt" style:font-size-complex="9pt"/>
    </style:style>
    <style:style style:name="T118" style:family="text">
      <style:text-properties style:font-name="IPH Astra Serif1" fo:font-size="9pt" fo:language="ru" fo:country="RU" officeooo:rsid="0360c147" fo:background-color="transparent" loext:char-shading-value="0" style:font-size-asian="9pt" style:font-size-complex="9pt"/>
    </style:style>
    <style:style style:name="T119" style:family="text">
      <style:text-properties style:font-name="IPH Astra Serif1" fo:font-size="9pt" fo:language="ru" fo:country="RU" officeooo:rsid="033f45a9" fo:background-color="transparent" loext:char-shading-value="0" style:font-size-asian="9pt" style:font-size-complex="9pt"/>
    </style:style>
    <style:style style:name="T120" style:family="text">
      <style:text-properties officeooo:rsid="026efc94"/>
    </style:style>
    <style:style style:name="T121" style:family="text">
      <style:text-properties officeooo:rsid="02919a7b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2919a7b" style:font-weight-asian="normal" style:font-weight-complex="normal"/>
    </style:style>
    <style:style style:name="T124" style:family="text">
      <style:text-properties officeooo:rsid="0246f417"/>
    </style:style>
    <style:style style:name="T125" style:family="text">
      <style:text-properties fo:font-size="10pt" fo:language="en" fo:country="US" fo:font-style="italic" style:font-size-asian="10pt" style:font-style-asian="italic" style:font-size-complex="10pt"/>
    </style:style>
    <style:style style:name="T126" style:family="text">
      <style:text-properties fo:font-size="10pt" fo:language="en" fo:country="US" fo:font-style="italic" style:font-name-asian="Calibri" style:font-size-asian="10pt" style:language-asian="en" style:country-asian="US" style:font-style-asian="italic" style:font-size-complex="10pt"/>
    </style:style>
    <style:style style:name="T127" style:family="text">
      <style:text-properties fo:font-size="10pt" fo:language="en" fo:country="US" fo:font-style="italic" fo:font-weight="normal" style:font-size-asian="10pt" style:font-style-asian="italic" style:font-weight-asian="normal" style:font-name-complex="Times New Roman" style:font-size-complex="10pt" style:font-style-complex="italic"/>
    </style:style>
    <style:style style:name="T128" style:family="text">
      <style:text-properties fo:font-size="10pt" fo:language="en" fo:country="US" fo:font-style="italic" fo:font-weight="normal" officeooo:rsid="01f9b2f7" style:font-size-asian="10pt" style:font-style-asian="italic" style:font-weight-asian="normal" style:font-name-complex="Times New Roman" style:font-size-complex="10pt" style:font-style-complex="italic"/>
    </style:style>
    <style:style style:name="T129" style:family="text">
      <style:text-properties fo:font-size="10pt" fo:language="en" fo:country="US" fo:font-style="italic" style:letter-kerning="true" style:font-name-asian="Arial Unicode MS1" style:font-size-asian="10pt" style:language-asian="zh" style:country-asian="CN" style:font-style-asian="italic" style:font-size-complex="10pt" style:language-complex="hi" style:country-complex="IN"/>
    </style:style>
    <style:style style:name="T130" style:family="text">
      <style:text-properties fo:font-size="10pt" fo:language="en" fo:country="US" fo:font-style="italic" fo:font-weight="bold" style:letter-kerning="true" style:font-name-asian="Arial Unicode MS1" style:font-size-asian="10pt" style:language-asian="zh" style:country-asian="CN" style:font-style-asian="italic" style:font-weight-asian="bold" style:font-size-complex="10pt" style:language-complex="hi" style:country-complex="IN"/>
    </style:style>
    <style:style style:name="T131" style:family="text">
      <style:text-properties fo:font-size="10pt" fo:language="en" fo:country="US" style:font-size-asian="10pt" style:font-size-complex="10pt"/>
    </style:style>
    <style:style style:name="T132" style:family="text">
      <style:text-properties fo:font-size="10pt" fo:language="en" fo:country="US" officeooo:rsid="0221c4fd" style:font-size-asian="10pt" style:font-size-complex="10pt"/>
    </style:style>
    <style:style style:name="T133" style:family="text">
      <style:text-properties fo:font-size="10pt" fo:language="en" fo:country="US" style:font-size-asian="10pt" style:font-name-complex="Times New Roman" style:font-size-complex="10pt"/>
    </style:style>
    <style:style style:name="T134" style:family="text">
      <style:text-properties fo:font-size="10pt" fo:language="en" fo:country="US" fo:font-weight="bold" style:font-size-asian="10pt" style:font-weight-asian="bold" style:font-size-complex="10pt"/>
    </style:style>
    <style:style style:name="T135" style:family="text">
      <style:text-properties fo:font-size="10pt" fo:language="en" fo:country="US" style:font-name-asian="Calibri" style:font-size-asian="10pt" style:language-asian="en" style:country-asian="US" style:font-size-complex="10pt"/>
    </style:style>
    <style:style style:name="T136" style:family="text">
      <style:text-properties fo:font-size="10pt" fo:language="en" fo:country="US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137" style:family="text">
      <style:text-properties fo:font-size="10pt" fo:language="en" fo:country="US" style:letter-kerning="true" style:font-name-asian="Arial Unicode MS1" style:font-size-asian="10pt" style:language-asian="zh" style:country-asian="CN" style:font-size-complex="10pt" style:language-complex="hi" style:country-complex="IN" style:font-weight-complex="bold"/>
    </style:style>
    <style:style style:name="T138" style:family="text">
      <style:text-properties fo:font-size="10pt" fo:language="en" fo:country="US" fo:font-weight="normal" style:font-size-asian="10pt" style:font-weight-asian="normal" style:font-name-complex="Times New Roman" style:font-size-complex="10pt"/>
    </style:style>
    <style:style style:name="T139" style:family="text">
      <style:text-properties fo:font-size="10pt" fo:language="en" fo:country="US" fo:font-style="normal" fo:font-weight="normal" style:font-size-asian="10pt" style:font-style-asian="normal" style:font-weight-asian="normal" style:font-name-complex="Times New Roman" style:font-size-complex="10pt"/>
    </style:style>
    <style:style style:name="T140" style:family="text">
      <style:text-properties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141" style:family="text">
      <style:text-properties fo:font-size="10pt" style:font-size-asian="10pt" style:font-size-complex="10pt"/>
    </style:style>
    <style:style style:name="T142" style:family="text">
      <style:text-properties fo:font-size="10pt" officeooo:rsid="02924231" style:font-size-asian="10pt" style:font-size-complex="10pt"/>
    </style:style>
    <style:style style:name="T143" style:family="text">
      <style:text-properties fo:font-size="10pt" officeooo:rsid="0246f417" style:font-size-asian="10pt" style:font-size-complex="10pt"/>
    </style:style>
    <style:style style:name="T144" style:family="text">
      <style:text-properties fo:font-size="10pt" fo:language="none" fo:country="none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145" style:family="text">
      <style:text-properties fo:font-size="10pt" fo:letter-spacing="-0.04mm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146" style:family="text">
      <style:text-properties fo:font-size="10pt" fo:font-weight="normal" officeooo:rsid="02924231" style:font-size-asian="10pt" style:font-weight-asian="normal" style:font-size-complex="10pt" style:font-weight-complex="normal"/>
    </style:style>
    <style:style style:name="T147" style:family="text">
      <style:text-properties fo:letter-spacing="0.04mm"/>
    </style:style>
    <style:style style:name="T148" style:family="text">
      <style:text-properties fo:letter-spacing="0.04mm" fo:language="en" fo:country="US"/>
    </style:style>
    <style:style style:name="T149" style:family="text">
      <style:text-properties fo:letter-spacing="0.04mm" fo:language="en" fo:country="US" officeooo:rsid="019ccd01" style:text-scale="98%"/>
    </style:style>
    <style:style style:name="T150" style:family="text">
      <style:text-properties fo:letter-spacing="-0.04mm"/>
    </style:style>
    <style:style style:name="T151" style:family="text">
      <style:text-properties fo:letter-spacing="-0.04mm" fo:language="en" fo:country="US"/>
    </style:style>
    <style:style style:name="T152" style:family="text">
      <style:text-properties fo:letter-spacing="-0.04mm" fo:language="en" fo:country="US" fo:background-color="#ffffff" loext:char-shading-value="0" style:language-asian="zh" style:country-asian="CN"/>
    </style:style>
    <style:style style:name="T153" style:family="text">
      <style:text-properties fo:letter-spacing="-0.04mm" fo:language="en" fo:country="US" officeooo:rsid="019ccd01" style:text-scale="98%"/>
    </style:style>
    <style:style style:name="T154" style:family="text">
      <style:text-properties fo:letter-spacing="-0.04mm" fo:language="ru" fo:country="RU" officeooo:rsid="01efff20"/>
    </style:style>
    <style:style style:name="T155" style:family="text">
      <style:text-properties fo:letter-spacing="normal"/>
    </style:style>
    <style:style style:name="T156" style:family="text">
      <style:text-properties fo:letter-spacing="normal" fo:font-style="italic" fo:background-color="transparent" loext:char-shading-value="0" style:font-style-asian="italic" loext:padding-left="0.71mm" loext:padding-right="0.71mm" loext:padding-top="0.11mm" loext:padding-bottom="0.11mm" loext:border="0.06pt solid #000000"/>
    </style:style>
    <style:style style:name="T157" style:family="text">
      <style:text-properties fo:letter-spacing="normal" fo:font-style="italic" style:font-style-asian="italic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article1LastPage"/>
        <text:user-field-decl office:value-type="string" office:string-value="" text:name="author1Copyright"/>
        <text:user-field-decl office:value-type="string" office:string-value="УДК 101.9" text:name="article1UDK"/>
        <text:user-field-decl office:value-type="string" office:string-value="Фамилия И.О. Название статьи1" text:name="rightHeader1"/>
        <text:user-field-decl office:value-type="string" office:string-value="In memoriam" text:name="leftHeader1"/>
        <text:user-field-decl office:value-type="string" office:string-value="45" text:name="article2LastPage"/>
        <text:user-field-decl office:value-type="string" office:string-value="УДК 167.0" text:name="article2UDK"/>
        <text:user-field-decl office:value-type="string" office:string-value="" text:name="author2Copyright"/>
        <text:user-field-decl office:value-type="string" office:string-value="Коэволюция науки и культуры в трудах Вячеслава Семеновича Степина" text:name="rightHeader2"/>
        <text:user-field-decl office:value-type="string" office:string-value="Наука, техника, общество" text:name="leftHeader2"/>
        <text:user-field-decl office:value-type="string" office:string-value="60" text:name="article3LastPage"/>
        <text:user-field-decl office:value-type="string" office:string-value="УДК 165.12" text:name="article3UDK"/>
        <text:user-field-decl office:value-type="string" office:string-value="© Rockmore Tom " text:name="author3Copyright"/>
        <text:user-field-decl office:value-type="string" office:string-value="Rockmore T. Some consequences of Kant’s Copernican turn" text:name="rightHeader3"/>
        <text:user-field-decl office:value-type="string" office:string-value="Исследовательские программы эпистемологии" text:name="leftHeader3"/>
        <text:user-field-decl office:value-type="string" office:string-value="68" text:name="article4LastPage"/>
        <text:user-field-decl office:value-type="string" office:string-value="УДК 165.12" text:name="article4UDK"/>
        <text:user-field-decl office:value-type="string" office:string-value="© Katrechko Sergey L." text:name="author4Copyright"/>
        <text:user-field-decl office:value-type="string" office:string-value="Katrechko S.L. Comments on the Tom Rockmore’s article..." text:name="rightHeader4"/>
        <text:user-field-decl office:value-type="string" office:string-value="Исследовательские программы эпистемологии" text:name="leftHeader4"/>
        <text:user-field-decl office:value-type="string" office:string-value="71" text:name="article5LastPage"/>
        <text:user-field-decl office:value-type="string" office:string-value="УДК 165.12" text:name="article5UDK"/>
        <text:user-field-decl office:value-type="string" office:string-value="© Przhilenskiy Vladimir I." text:name="author5Copyright"/>
        <text:user-field-decl office:value-type="string" office:string-value="Przhilenskiy V.I. Comments on the Tom Rockmore’s article..." text:name="rightHeader5"/>
        <text:user-field-decl office:value-type="string" office:string-value="Исследовательские программы эпистемологии" text:name="leftHeader5"/>
        <text:user-field-decl office:value-type="string" office:string-value="75" text:name="article6LastPage"/>
        <text:user-field-decl office:value-type="string" office:string-value="УДК 165.12" text:name="article6UDK"/>
        <text:user-field-decl office:value-type="string" office:string-value="© Rockmore T." text:name="author6Copyright"/>
        <text:user-field-decl office:value-type="string" office:string-value="Rockmore T. Replies to comments by Profs. Katrechko and Przhilenskiy" text:name="rightHeader6"/>
        <text:user-field-decl office:value-type="string" office:string-value="Исследовательские программы эпистемологии" text:name="leftHeader6"/>
        <text:user-field-decl office:value-type="string" office:string-value="89" text:name="article7LastPage"/>
        <text:user-field-decl office:value-type="string" office:string-value="УДК 168+122" text:name="article7UDK"/>
        <text:user-field-decl office:value-type="string" office:string-value="© Корсаков С.Н." text:name="author7Copyright"/>
        <text:user-field-decl office:value-type="string" office:string-value="Корсаков С.Н. Страничка из истории философских проблем физики в СССР..." text:name="rightHeader7"/>
        <text:user-field-decl office:value-type="string" office:string-value="Историческая эпистемология науки и техники" text:name="leftHeader7"/>
        <text:user-field-decl office:value-type="string" office:string-value="99" text:name="article8LastPage"/>
        <text:user-field-decl office:value-type="string" office:string-value="УДК 119" text:name="article8UDK"/>
        <text:user-field-decl office:value-type="string" office:string-value="©  Радул Д.Н." text:name="author8Copyright"/>
        <text:user-field-decl office:value-type="string" office:string-value="Радул Д.Н. Генезис идеи актуальной бесконечности в трудах П.А. Флоренского" text:name="rightHeader8"/>
        <text:user-field-decl office:value-type="string" office:string-value="Историческая эпистемология науки и техники" text:name="leftHeader8"/>
        <text:user-field-decl office:value-type="string" office:string-value="116" text:name="article9LastPage"/>
        <text:user-field-decl office:value-type="string" office:string-value="УДК 165.18" text:name="article9UDK"/>
        <text:user-field-decl office:value-type="string" office:string-value="©  Сущин М.А." text:name="author9Copyright"/>
        <text:user-field-decl office:value-type="string" office:string-value="Сущин М.А. Зрительное сознание, репрезентации и действия" text:name="rightHeader9"/>
        <text:user-field-decl office:value-type="string" office:string-value="Эпистемология и когнитивные науки" text:name="leftHeader9"/>
        <text:user-field-decl office:value-type="string" office:string-value="130" text:name="article10LastPage"/>
        <text:user-field-decl office:value-type="string" office:string-value="УДК 165.12" text:name="article10UDK"/>
        <text:user-field-decl office:value-type="string" office:string-value="©  Гусев А.А." text:name="author10Copyright"/>
        <text:user-field-decl office:value-type="string" office:string-value="Гусев А.А. Рeпрезентационализм и два тезиса прозрачности опыта" text:name="rightHeader10"/>
        <text:user-field-decl office:value-type="string" office:string-value="Эпистемология и когнитивные науки" text:name="leftHeader10"/>
        <text:user-field-decl office:value-type="string" office:string-value="144" text:name="article11LastPage"/>
        <text:user-field-decl office:value-type="string" office:string-value="УДК 168" text:name="article11UDK"/>
        <text:user-field-decl office:value-type="string" office:string-value="©  Фахрутдинова А.З." text:name="author11Copyright"/>
        <text:user-field-decl office:value-type="string" office:string-value="Фахрутдинова А.З. Модели рациональности..." text:name="rightHeader11"/>
        <text:user-field-decl office:value-type="string" office:string-value="Теория и методология науки и техники" text:name="leftHeader11"/>
        <text:user-field-decl office:value-type="string" office:string-value="158" text:name="article12LastPage"/>
        <text:user-field-decl office:value-type="string" office:string-value="УДК 115" text:name="article12UDK"/>
        <text:user-field-decl office:value-type="string" office:string-value="© Siddiqui Naseeb Ahmed" text:name="author12Copyright"/>
        <text:user-field-decl office:value-type="string" office:string-value="Siddiqui N.A. Beyond the coincidental fine-tuning of the universe..." text:name="rightHeader12"/>
        <text:user-field-decl office:value-type="string" office:string-value="Теория и методология науки и техники" text:name="leftHeader12"/>
        <text:user-field-decl office:value-type="string" office:string-value="167" text:name="article13LastPage"/>
        <text:user-field-decl office:value-type="string" office:string-value="УДК 165.12" text:name="article13UDK"/>
        <text:user-field-decl office:value-type="string" office:string-value="©  Филипенок С.А." text:name="author13Copyright"/>
        <text:user-field-decl office:value-type="string" office:string-value="Филипенок С.А. Рецензия на книгу Ю.С. Моркиной..." text:name="rightHeader13"/>
        <text:user-field-decl office:value-type="string" office:string-value="Книжная полка" text:name="leftHeader13"/>
      </text:user-field-decls>
      <table:table table:name="Таблица48" table:style-name="Таблица48">
        <table:table-column table:style-name="Таблица48.A"/>
        <table:table-row table:style-name="TableLine139477296">
          <table:table-cell table:style-name="Таблица48.A1" office:value-type="string">
            <text:p text:style-name="P33">ФИЛОСОФИЯ НАУКИ</text:p>
            <text:p text:style-name="P2">И ТЕХНИКИ</text:p>
            <text:p text:style-name="P35">Научно-теоретический журнал</text:p>
            <text:p text:style-name="P37"><text:variable-set text:name="Год" office:value-type="float" office:value="2021" style:data-style-name="N0">2021</text:variable-set>. Том <text:variable-set text:name="Том" office:value-type="float" office:value="26" style:data-style-name="N0">26</text:variable-set>. <text:span text:style-name="T66">Номер</text:span> <text:variable-set text:name="Номер" office:value-type="float" office:value="1" style:data-style-name="N0">1</text:variable-set></text:p>
          </table:table-cell>
        </table:table-row>
      </table:table>
      <text:p text:style-name="P39"><text:span text:style-name="T2">Главный редактор</text:span><text:span text:style-name="T3">:</text:span><text:span text:style-name="T4"> </text:span><text:span text:style-name="T29">В.А. Лекторский</text:span><text:span text:style-name="T5"> </text:span><text:span text:style-name="T4">(Институт философии РАН, Россия)</text:span></text:p>
      <text:p text:style-name="P4"><text:span text:style-name="T33">Ответственный секретарь:</text:span> <text:span text:style-name="T27">Е.О. Труфанова</text:span><text:span text:style-name="T61"> </text:span>(Институт философии РАН, Россия)</text:p>
      <text:p text:style-name="P41">Редакционная коллегия</text:p>
      <text:p text:style-name="P71"><text:span text:style-name="T25">Эвандро Агацци</text:span> (Университет Панамерикана, Мексика), <text:span text:style-name="T25">Ань Цинянь</text:span> (Китайский <text:span text:style-name="T59">н</text:span>ародный <text:span text:style-name="T60">у</text:span>ниверситет, Китай), <text:span text:style-name="T25">В.И. Аршинов</text:span> (Институт философии РАН, Россия), <text:span text:style-name="T25">Н.Г. Багдасарьян</text:span> (МГТУ им. Н.Э. Баумана, Россия), <text:span text:style-name="T25">В.А. Бажанов</text:span> (Ульяновский государственный университет, Россия), <text:span text:style-name="T25">Ф.Н. Блюхер</text:span> (Институт философии РАН, Россия), <text:span text:style-name="T25">Дэвид Бэкхёрст</text:span> (Университет Куинс, Канада), <text:span text:style-name="T26">Армин Грунвальд</text:span> (Институт оценки техники и системного анализа Института технологий г. Карлсруэ, Германия), <text:span text:style-name="T25">Михаэль Декер</text:span> (Институт технологий г. Карлсруэ, Германия), <text:span text:style-name="T25">Д.В. Ефременко </text:span>(ИНИОН РАН, Россия), <text:span text:style-name="T25">И.Т. Касавин</text:span> (Институт философии РАН, Россия), <text:span text:style-name="T25">Е.Н. Князева </text:span>(Национальный исследовательский университет «Высшая школа экономики», Россия), <text:span text:style-name="T25">В.Г. Кузнецов </text:span>(МГУ им. М.В. Ломоносова, Россия), <text:span text:style-name="T25">Ханс Ленк</text:span> (Институт философии Института технологий г. Карлсруэ, Германия), <text:span text:style-name="T25">Т.Г. Лешкевич </text:span>(Южный федеральный университет, Россия), <text:span text:style-name="T156">В.В. Миронов</text:span><text:span text:style-name="T155"> (МГУ им. М.В. Ломоносова, Россия), </text:span><text:span text:style-name="T157">Илкка Нийнилуото</text:span><text:span text:style-name="T155"> (Университет Хельсинки, Финляндия), </text:span><text:span text:style-name="T25">Е.А. Никитина</text:span> (Московский технологический университет, Россия), <text:span text:style-name="T25">Г.М. Пурынычева</text:span> (Поволжский государственный технологический университет г. Йошкар-Ола, Россия), <text:span text:style-name="T25">Том Рокмор</text:span> (Университет Пекина, Китай), <text:span text:style-name="T25">А.Ю. Севальников</text:span> (Институт философии РАН, Россия), <text:span text:style-name="T25">Н.М. Смирнова</text:span> (Институт философии РАН, Россия), <text:span text:style-name="T25">Ю.В. Хен</text:span> (Институт философии РАН, Россия), <text:span text:style-name="T25">И.В. Черникова </text:span>(Национальный исследовательский Томский государственный <text:span text:style-name="T89">университет, Россия), </text:span><text:span text:style-name="T90">В.В. Чешев</text:span><text:span text:style-name="T89"> (Национальный исследовательский Томский государственный</text:span> университет, Россия), <text:span text:style-name="T25">А.Ф. Яковлева</text:span> (<text:span text:style-name="T68">МГУ им. М.В.</text:span><text:span text:style-name="T69"> </text:span><text:span text:style-name="T68">Ломоносова</text:span>, Россия), <text:span text:style-name="T25">Н.А. Ястреб</text:span> (Вологодский государственный университет, Россия)</text:p>
      <text:p text:style-name="P58"/>
      <text:p text:style-name="P54"><text:span text:style-name="T32">Учредитель и издатель:</text:span> Федеральное государственное бюджетное учреждение науки Институт философии Российской академии наук</text:p>
      <text:p text:style-name="P54"><text:span text:style-name="T32">Периодичность:</text:span> 2 раза в год</text:p>
      <text:p text:style-name="P54">Выходит с 1995 г. под названием «Философия науки» (<text:span text:style-name="T9">ISSN</text:span> 2225-9783), с 2015 г. под названием «Философия науки и техники» (ISSN 2413-9084 (Print); ISSN 2658-7297 (Online))</text:p>
      <text:p text:style-name="P54"><text:span text:style-name="T32">Журнал</text:span> <text:span text:style-name="T32">зарегистрирован</text:span> Федеральной службой по надзору в сфере связи, информационных технологий и массовых коммуникаций (Роскомнадзор). Свидетельство о регистрации СМИ: ПИ № ФС77-60065 от 10 декабря 2014 г. </text:p>
      <text:p text:style-name="P54"><text:span text:style-name="T32">Подписной индекс </text:span>в Объединенном каталоге «Пресса России» – 94117</text:p>
      <text:p text:style-name="P54"><text:span text:style-name="T32">Журнал включен в:</text:span> <text:span text:style-name="T79">Перечень рецензируемых научных изданий ВАК </text:span>(группа научных специальностей «09.00.00 – философские науки»);<text:span text:style-name="T79"> </text:span>Российский индекс научного цитирования <text:span text:style-name="T147">(РИНЦ); КиберЛенинка; </text:span><text:span text:style-name="T148">Ulrich</text:span><text:span text:style-name="T149">’</text:span><text:span text:style-name="T148">s</text:span><text:span text:style-name="T147"> </text:span><text:span text:style-name="T148">Periodicals</text:span><text:span text:style-name="T147"> </text:span><text:span text:style-name="T148">Directory</text:span><text:span text:style-name="T147">; </text:span><text:span text:style-name="T148">EBSCO</text:span><text:span text:style-name="T147">; </text:span><text:span text:style-name="T148">ERIH</text:span><text:span text:style-name="T147"> </text:span><text:span text:style-name="T148">PLUS; Russian Science C</text:span><text:span text:style-name="T9">itation Index (Web of Science).</text:span></text:p>
      <text:p text:style-name="P54">Публикуемые материалы прошли процедуру рецензирования и экспертного отбора</text:p>
      <text:p text:style-name="P54"><text:span text:style-name="T34">Адрес редакции:</text:span><text:span text:style-name="T80"> Российская Федерация, 109240, г. Москва, ул. Гончарная, д. 12, стр. 1, оф. </text:span><text:span text:style-name="T81">418</text:span></text:p>
      <text:p text:style-name="P57">Тел.: +7 (495) 697-93-93; e-mail: phil.science.and.technology@gmail.com; сайт: http://iph.ras.ru/ phscitech.htm</text:p>
      <table:table table:name="Таблица49" table:style-name="Таблица49">
        <table:table-column table:style-name="Таблица49.A"/>
        <table:table-row table:style-name="TableLine132020496">
          <table:table-cell table:style-name="Таблица49.A1" office:value-type="string">
            <text:p text:style-name="P34">PHILOSOPHY OF SCIENCE</text:p>
            <text:p text:style-name="P3">AND TECHNOLOGY</text:p>
            <text:p text:style-name="P36">(FILOSOFIYA NAUKI I TEKHNIKI)</text:p>
            <text:p text:style-name="P38"><text:variable-get text:name="Год" style:data-style-name="N0">2021</text:variable-get>. Volume <text:variable-get text:name="Том" style:data-style-name="N0">26</text:variable-get>. Number <text:variable-get text:name="Номер" style:data-style-name="N0">1</text:variable-get></text:p>
          </table:table-cell>
        </table:table-row>
      </table:table>
      <text:p text:style-name="P40"><text:span text:style-name="T48">Editor-in-Chief</text:span><text:span text:style-name="T51">: </text:span><text:span text:style-name="T53">Vladislav Lektorsky</text:span><text:span text:style-name="T50"> </text:span><text:span text:style-name="T49">(</text:span><text:span text:style-name="T54">RAS Institute of Philosophy, Russia)</text:span></text:p>
      <text:p text:style-name="P5"><text:span text:style-name="T52">Executive Editor</text:span><text:span text:style-name="T51">: </text:span><text:span text:style-name="T56">Elena </text:span><text:span text:style-name="T54">Trufanova</text:span><text:span text:style-name="T37"> </text:span><text:span text:style-name="T55">(RAS Institute of Philosophy, Russia)</text:span></text:p>
      <text:p text:style-name="P42">Editorial Board</text:p>
      <text:p text:style-name="P72"><text:span text:style-name="T83">Evandro Agazzi</text:span><text:span text:style-name="T82"> (Universidad Panamericana, Mexico), </text:span><text:span text:style-name="T83">An Qinian</text:span><text:span text:style-name="T82"> (People's University of China, China), </text:span><text:span text:style-name="T83">Vladimir Arshinov</text:span><text:span text:style-name="T82"> (RAS Institute of Philosophy, Russia), </text:span><text:span text:style-name="T83">Nadezhda Bagdasaryan</text:span><text:span text:style-name="T82"> (Bauman Moscow State Technical University, Russia), </text:span><text:span text:style-name="T83">David Bakhurst</text:span><text:span text:style-name="T82"> (Queen’s University, Canada), </text:span><text:span text:style-name="T83">Valentin Bazhanov </text:span><text:span text:style-name="T82">(Ulyanovsk State University, Russia), </text:span><text:span text:style-name="T83">Fyodor Blukher</text:span><text:span text:style-name="T82"> (RAS Institute of Philosophy, Russia), </text:span><text:span text:style-name="T70">Irina Chernikova</text:span><text:span text:style-name="T72"> (</text:span><text:span text:style-name="T82">National Research Tomsk State University, Russia), </text:span><text:span text:style-name="T83">Vladislav Cheshev</text:span><text:span text:style-name="T82"> (National Research Tomsk State University, Russia), </text:span><text:span text:style-name="T83">Michael Decker</text:span><text:span text:style-name="T82"> (Karlsruhe Institute of Technology, Germany), </text:span><text:span text:style-name="T83">Dmitrii Efremenko </text:span><text:span text:style-name="T82">(RAS Institute of Scientific Information on Social Sciences, Russia), </text:span><text:span text:style-name="T84">Armin Grunwald</text:span><text:span text:style-name="T82"> (Institute for Technology Assessment and Systems Analysis, Karlsruhe Institute of Technology, Germany) </text:span><text:span text:style-name="T83">Ilya Kassavin</text:span><text:span text:style-name="T82"> (RAS Institute of Philosophy, Russia), </text:span><text:span text:style-name="T83">Yulia Khen</text:span><text:span text:style-name="T82"> (RAS Institute of Philosophy, Russia), </text:span><text:span text:style-name="T83">Helena Knyazeva </text:span><text:span text:style-name="T82">(National Research University Higher School of Economics, Russia), </text:span><text:span text:style-name="Character_5f_20_5f_style"><text:span text:style-name="T71">Valeriy Kuznetsov</text:span></text:span><text:span text:style-name="T82"> (Lomonosov Moscow State University, Russia), </text:span><text:span text:style-name="T83">Hans Lenk</text:span><text:span text:style-name="T82"> (Institute of Philosophy of the Karlsruhe Institute of Technology, Germany), </text:span><text:span text:style-name="T70">Tatiana </text:span><text:span text:style-name="T73">Leshkevich</text:span><text:span text:style-name="T74"> </text:span><text:span text:style-name="T75">(Southern Federal University, Russia), </text:span><text:span text:style-name="T86">Vladimir Mironov</text:span><text:span text:style-name="T87"> </text:span><text:span text:style-name="T88">(Lomonosov Moscow State University,</text:span><text:span text:style-name="T82"> Russia), </text:span><text:span text:style-name="T83">Ilkka Niiniluoto</text:span><text:span text:style-name="T82"> (University of Helsinki, Finland), </text:span><text:span text:style-name="T83">Elena Nikitina</text:span><text:span text:style-name="T82"> (Moscow Technological University (MIREA), Russia),</text:span><text:span text:style-name="T85"> </text:span><text:span text:style-name="T83">Galina Purynycheva </text:span><text:span text:style-name="T82">(Volga State University of Technology, Russia), </text:span><text:span text:style-name="T83">Tom Rockmore</text:span><text:span text:style-name="T82"> (Peking University, China), </text:span><text:span text:style-name="T83">Andrei Sevalnikov</text:span><text:span text:style-name="T82"> (RAS Institute of Philosophy, Russia), </text:span><text:span text:style-name="T83">Natalia Smirnova</text:span><text:span text:style-name="T82"> (RAS Institute of Philosophy, Russia),</text:span><text:span text:style-name="T83"> Alexandra Yakovleva</text:span><text:span text:style-name="T82"> (Lomonosov Moscow State University, Russia), </text:span><text:span text:style-name="T83">Natalia Yastreb</text:span><text:span text:style-name="T82"> (Vologda State University, Russia)</text:span></text:p>
      <text:p text:style-name="P59"/>
      <text:p text:style-name="P56"><text:span text:style-name="T11">Publisher:</text:span><text:span text:style-name="T9"> Institute of Philosophy, Russian Academy of Sciences</text:span></text:p>
      <text:p text:style-name="P56"><text:span text:style-name="T12">F</text:span><text:span text:style-name="T63">requency</text:span><text:span text:style-name="T11">:</text:span><text:span text:style-name="T9"> 2 times per year</text:span></text:p>
      <text:p text:style-name="P56"><text:span text:style-name="T11">First issue:</text:span><text:span text:style-name="T9"> 1995 (under the title “Philosophy of Science”, ISSN 2225-9783); since November 2015 under the new title “Philosophy of Science and Technology” (ISSN 2413-9084 (Print); ISSN 2658-7297 (Online))</text:span></text:p>
      <text:p text:style-name="P56"><text:span text:style-name="T11">The journal is registered</text:span><text:span text:style-name="T9"> with the Federal Service for Supervision of Communications, Information Technology, and Mass Media (Roskomnadzor). The Mass Media Registration Certificate No. FS77-60065 on De</text:span>с<text:span text:style-name="T9">ember 10, 2014</text:span></text:p>
      <text:p text:style-name="P56"><text:span text:style-name="T11">Subscription index</text:span><text:span text:style-name="T9"> in the United Catalogue “The Russian Press” is 94117</text:span></text:p>
      <text:p text:style-name="P55"><text:span text:style-name="T11">Abstracting and Indexing: </text:span><text:span text:style-name="T9">the list of peer-reviews scientific editions </text:span><text:span text:style-name="T13">acknowledged by the Higher Attes</text:span><text:span text:style-name="T14">­</text:span><text:span text:style-name="T152">tation Commission of the Ministry of Education and Science of the Russian Federation</text:span><text:span text:style-name="T151">; CyberLeninka; Ulrich</text:span><text:span text:style-name="T153">’</text:span><text:span text:style-name="T151">s Periodicals Directory; EBSCO; ERIH PLUS; Russian Science Citation Index (Web of Science)</text:span><text:span text:style-name="T154">.</text:span></text:p>
      <text:p text:style-name="P56"><text:span text:style-name="T64">All materials published in the “Philosophy of Science and Technology” journal </text:span><text:span text:style-name="T17">undergo</text:span><text:span text:style-name="T64"> peer review process</text:span></text:p>
      <text:p text:style-name="P56"><text:span text:style-name="T15">Editorial address: </text:span><text:span text:style-name="T9">12/1 Goncharnaya Str., Moscow 109240, Russian Federation</text:span></text:p>
      <text:p text:style-name="P56"><text:span text:style-name="T65">Tel.: </text:span><text:span text:style-name="T16">+7 (495) 697-93-93; e-mail: phil.science.and.technology@gmail.com; сайт: http://iph.ras.ru/ phscitech.htm</text:span></text:p>
      <text:table-of-content text:style-name="Sect1" text:name="Оглавление1">
        <text:table-of-content-source text:outline-level="2">
          <text:index-title-template text:style-name="Contents_20_Heading">В НОМЕР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5">В НОМЕРЕ</text:p>
          </text:index-title>
          <text:p text:style-name="P60">IN MEMORIAM</text:p>
          <text:p text:style-name="P27">Вячеслав Семенович Степин (19.08.1934‒14.12.2018)<text:tab/>5</text:p>
          <text:p text:style-name="P60">НАУКА, ТЕХНИКА, ОБЩЕСТВО</text:p>
          <text:p text:style-name="P6">Коэволюция науки и культуры в трудах Вячеслава Семеновича Степина.<text:line-break/>Материалы «круглого стола»<text:tab/>7</text:p>
          <text:p text:style-name="P60">ИССЛЕДОВАТЕЛЬСКИЕ ПРОГРАММЫ ЭПИСТЕМОЛОГИИ</text:p>
          <text:p text:style-name="P25"><text:span text:style-name="Index_20_Link"><text:span text:style-name="T95">Tom</text:span></text:span><text:span text:style-name="T96"> </text:span><text:span text:style-name="T95">Rockmore</text:span><text:span text:style-name="T96">. </text:span><text:span text:style-name="T94">Some consequences of Kant’s Copernican turn<text:tab/>46</text:span></text:p>
          <text:p text:style-name="P65"><text:span text:style-name="T19">Sergey L. Katrechko.</text:span><text:span text:style-name="T20"> </text:span>Comments on the Tom Rockmore’s article<text:line-break/>“Some сonsequences of Kant’s Copernican turn”<text:tab/>61</text:p>
          <text:p text:style-name="P28"><text:span text:style-name="T19">Vladimir I. Przhilenskiy. </text:span>Comments on the Tom Rockmore’s article<text:line-break/>“Some consequences of Kant’s Copernican turn”<text:tab/><text:span text:style-name="T120">69</text:span></text:p>
          <text:p text:style-name="P27"><text:span text:style-name="T19">Tom Rockmore.</text:span><text:span text:style-name="T20"> </text:span>Replies to comments by Profs. Katrechko and Przhilenskiy<text:tab/><text:span text:style-name="T121">72</text:span></text:p>
          <text:p text:style-name="P60">ИСТОРИЧЕСКАЯ ЭПИСТЕМОЛОГИЯ НАУКИ И ТЕХНИКИ</text:p>
          <text:p text:style-name="P27"><text:span text:style-name="T30">С.Н. Корсаков.</text:span><text:span text:style-name="T122"> Страничка из истории философских проблем физики в СССР:<text:line-break/>Эдуард Фрицевич Лепинь (1893‒1937)<text:tab/></text:span><text:span text:style-name="T123">76</text:span></text:p>
          <text:p text:style-name="P27"><text:span text:style-name="T30">Д.Н. Радул.</text:span><text:span text:style-name="T122"> Генезис идеи актуальной бесконечности в трудах П.А. Флоренского<text:tab/>90</text:span></text:p>
          <text:p text:style-name="P60">ЭПИСТЕМОЛОГИЯ и когнитивные НАУКИ</text:p>
          <text:p text:style-name="P27"><text:span text:style-name="T25">М.А. Сущин. </text:span>Зрительное сознание, репрезентации и действия<text:tab/><text:span text:style-name="T21">100</text:span></text:p>
          <text:p text:style-name="P27"><text:span text:style-name="T31">А.А. Гусев. </text:span>Рeпрезентационализм и два тезиса прозрачности опыта<text:tab/><text:span text:style-name="T121">117</text:span></text:p>
          <text:p text:style-name="P60">теория и методология НАУКИ И ТЕХНИКИ</text:p>
          <text:p text:style-name="P27"><text:span text:style-name="T31">А.З. Фахрутдинова. </text:span>Модели рациональности в основаниях<text:line-break/>теории принятия решений<text:tab/>13<text:span text:style-name="T124">1</text:span></text:p>
          <text:p text:style-name="P29"><text:span text:style-name="T125">Naseeb</text:span><text:span text:style-name="T18"> A. Siddiqui. </text:span>Beyond the coincidental fine-tuning of the universe:<text:line-break/>The ontology of Essential Time<text:tab/><text:span text:style-name="T121">145</text:span></text:p>
          <text:p text:style-name="P61">книжная полка</text:p>
          <text:p text:style-name="P25"><text:span text:style-name="Character_5f_20_5f_style"><text:span text:style-name="T97">С.А. Филипенок.</text:span></text:span><text:span text:style-name="Character_5f_20_5f_style"><text:span text:style-name="T98"> </text:span></text:span><text:span text:style-name="T99">Рецензия на книгу Ю.С. Моркиной «Поэтическое творчество:<text:line-break/>философский анализ» (М.: Канон+ РООИ «Реабилитация», 2017. 304 с.)</text:span><text:span text:style-name="T94"><text:tab/></text:span><text:span text:style-name="T100">159</text:span></text:p>
          <text:p text:style-name="P62"><text:span text:style-name="T92">Информация для авторов<text:tab/></text:span><text:span text:style-name="T123">168</text:span></text:p>
        </text:index-body>
      </text:table-of-content>
      <text:p text:style-name="P19"/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76">CONTENTS</text:p>
          </text:index-title>
          <text:p text:style-name="P64">IN MEMORIAM</text:p>
          <text:p text:style-name="P30"><text:span text:style-name="T131">Vyacheslav Semyonovich Stepin</text:span><text:span text:style-name="T134"> </text:span><text:span text:style-name="T135">(19.08.1934‒14.12.2018)</text:span><text:span text:style-name="T141"><text:tab/>5</text:span></text:p>
          <text:p text:style-name="P63">SCIENCE, TECHNOLOGY AND SOCIETY</text:p>
          <text:p text:style-name="P30"><text:span text:style-name="T136">Science and culture coevolution in Vyacheslav S. Stepin’s works.<text:line-break/>Papers of the “round table”</text:span><text:span text:style-name="T141"><text:tab/>7</text:span></text:p>
          <text:p text:style-name="P63">RESEARCH PROGRAMS OF EPISTEMOLOGY</text:p>
          <text:p text:style-name="P30"><text:span text:style-name="T125">Tom Rockmore. </text:span><text:span text:style-name="T76">Some consequences of Kant’s Copernican turn</text:span><text:span text:style-name="T141"><text:tab/>46</text:span></text:p>
          <text:p text:style-name="P31"><text:span text:style-name="T126">Sergey L. Katrechko.</text:span><text:span text:style-name="T135"> Comments on the Tom Rockmore</text:span><text:span text:style-name="T78">’</text:span><text:span text:style-name="T135">s article<text:line-break/>“Some consequences of Kant’s Copernican turn”</text:span><text:span text:style-name="T141"><text:tab/>61</text:span></text:p>
          <text:p text:style-name="P31"><text:span text:style-name="T126">Vladimir I. Przhilenskiy. </text:span><text:span text:style-name="T135">Comments on the Tom Rockmore</text:span><text:span text:style-name="T78">’</text:span><text:span text:style-name="T135">s article<text:line-break/>“Some consequences of Kant’s Copernican turn”</text:span><text:span text:style-name="T141"><text:tab/></text:span><text:span text:style-name="T142">69</text:span></text:p>
          <text:p text:style-name="P30"><text:span text:style-name="T126">Tom Rockmore.</text:span><text:span text:style-name="T135"> </text:span><text:span text:style-name="T76">Replies to comments by Profs. Katrechko and Przilensk</text:span><text:span text:style-name="T77">i</text:span><text:span text:style-name="T76">y</text:span><text:span text:style-name="T141"><text:tab/></text:span><text:span text:style-name="T142">72</text:span></text:p>
          <text:p text:style-name="P63">HISTORICAL EPISTEMOLOGY OF SCIENCE AND TECHNOLOGY</text:p>
          <text:p text:style-name="P30"><text:span text:style-name="T127">Sergey N. Korsakov</text:span><text:span text:style-name="T138">.</text:span><text:span text:style-name="T133"> </text:span><text:span text:style-name="T139">Page from the history of philosophical problems of physics<text:line-break/>in the USSR: Eduard Fritsevich Lepin (1893‒1937)</text:span><text:span text:style-name="T141"><text:tab/></text:span><text:span text:style-name="T142">76</text:span></text:p>
          <text:p text:style-name="P30"><text:span text:style-name="T129">Dmitry N. Radul. </text:span><text:span text:style-name="T137">Genesis of the idea of actual infinity<text:line-break/>in Florensky’s philosophical system</text:span><text:span text:style-name="T141"><text:tab/>90</text:span></text:p>
          <text:p text:style-name="P63">EPISTEMOLOGY AND COGNITIVE SCIENCES</text:p>
          <text:p text:style-name="P32"><text:span text:style-name="T129">Mikhail A. Sushchin. </text:span><text:span text:style-name="T144">Visual consciousness, representations and actions</text:span><text:span text:style-name="T141"><text:tab/></text:span><text:span text:style-name="T132">100</text:span></text:p>
          <text:p text:style-name="P32"><text:span text:style-name="T129">Аlexander А. Gusev. </text:span><text:span text:style-name="T136">Representationalism and two theses of experience transparency</text:span><text:span text:style-name="T141"><text:tab/></text:span><text:span text:style-name="T142">117</text:span></text:p>
          <text:p text:style-name="P63">THEORY AND METHODOLOGY OF SCIENCE AND TECHNOLOGY</text:p>
          <text:p text:style-name="P32"><text:span text:style-name="T129">Amina Z. Fakhrutdinova.</text:span><text:span text:style-name="T130"> </text:span><text:span text:style-name="T136">Models of rationality in the bases of the theory<text:line-break/>of decision-making</text:span><text:span text:style-name="T141"><text:tab/>13</text:span><text:span text:style-name="T143">1</text:span></text:p>
          <text:p text:style-name="P32"><text:span text:style-name="T125">Naseeb A. Siddiqui. </text:span><text:span text:style-name="T131">Beyond the coincidental fine-tuning of the universe:<text:line-break/>The ontology of Essential Time</text:span><text:span text:style-name="T141"><text:tab/></text:span><text:span text:style-name="T142">145</text:span></text:p>
          <text:p text:style-name="P63">BOOK SHELF</text:p>
          <text:p text:style-name="P26"><text:span text:style-name="T128">S</text:span><text:span text:style-name="T127">tanislava A. Filipenok</text:span><text:span text:style-name="T140">. Review of the book by Julia S. Morkina “Poetic Creativity:<text:line-break/></text:span><text:span text:style-name="T145">Philosophical Analysis” (Moscow: Kanon+ ROOI “Reabilitatsiya” Publ., 2017. 304 pp.)</text:span><text:span text:style-name="T141"><text:tab/></text:span><text:span text:style-name="T142">159</text:span></text:p>
          <text:p text:style-name="P62"><text:span text:style-name="T93">Information for Authors<text:tab/></text:span><text:span text:style-name="T146">168</text:span></text:p>
        </text:index-body>
      </text:table-of-content>
      <text:p text:style-name="P70"/>
      <text:p text:style-name="P73"/>
      <text:h text:style-name="P74" text:outline-level="2"><text:bookmark-start text:name="__RefHeading___Toc106002_2297918366"/>Информация для авторов<text:bookmark-end text:name="__RefHeading___Toc106002_2297918366"/></text:h>
      <text:p text:style-name="P68">Журнал «Философия науки и техники» является периодическим изданием, выходя<text:span text:style-name="T150">щим два раза в год и ориентированным на профессиональную аудиторию. Задача журнала – </text:span>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66">Журнал включен в: Перечень рецензируемых научных изданий ВАК (специальности «09.00.01 – онтология и теория познания», «09.00.08 – философия науки и техники»); Российский индекс научного цитирования (РИНЦ); КиберЛенинка; Ulrich’s Periodicals Directory; EBSCO; ERIH PLUS, Russian Science Citation Index (Web of Science).</text:p>
      <text:p text:style-name="P66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 актуальной литературы, рецензии на книги. Языки публикаций: русский и английский.</text:p>
      <text:p text:style-name="P69">Основные тематические направления журнала:</text:p>
      <text:p text:style-name="P66">1. Общие проблемы эпистемологии, философии науки и техники.</text:p>
      <text:p text:style-name="P66">2. Историческая эпистемология науки и техники.</text:p>
      <text:p text:style-name="P66">3. Проблемы конвергенции естественно-научного и социогуманитарного знания.</text:p>
      <text:p text:style-name="P66">4. Методологические проблемы естественных, социогуманитарных и технических наук.</text:p>
      <text:p text:style-name="P66">5. Философские проблемы современной технонауки и конвергентных технологий.</text:p>
      <text:p text:style-name="P66">6. Этика науки и техники.</text:p>
      <text:p text:style-name="P66">7. Социально-философские проблемы науки и техники.</text:p>
      <text:p text:style-name="P66">8. Эпистемология когнитивных наук.</text:p>
      <text:p text:style-name="P66">Научные статьи и переводы статей: 0,75–1 а.л. (включая сноски, списки литературы и аннотации).</text:p>
      <text:p text:style-name="P66">Рецензии и обзоры: до 0,5 а.л. Для рецензии также требуется аннотация</text:p>
      <text:p text:style-name="P66">(1 а.л. – 40 000 знаков, включая пробелы и сноски).</text:p>
      <text:p text:style-name="P67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66">Рукописи принимаются в электронном виде в формате MS Word по адресу электронной почты редакции: phil.science.and.technology@gmail.com</text:p>
      <text:p text:style-name="P66">С правилами оформления статей можно ознакомиться на сайте журнала. Статьи, не оформленные по указанным правилам, рассматриваться не будут.</text:p>
      <text:p text:style-name="P66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67">Плата за опубликование рукописей не взимается. Гонорары авторам не выплачиваются.</text:p>
      <text:p text:style-name="P66">Адрес редакции: Российская Федерация, 109240, г. Москва, ул. Гончарная, д. 12, стр. 1, оф. <text:span text:style-name="T22">418</text:span>. Тел.: +7 (495) 697-93-93; e-mail: phil.science.and.technology@gmail.com;</text:p>
      <text:p text:style-name="P21">сайт: http://iph.ras.ru/phscitech.htm; https://pst.iph.ras.ru</text:p>
      <text:p text:style-name="P77">Научно-теоретический журнал</text:p>
      <text:p text:style-name="P43"/>
      <text:p text:style-name="P46">Философия науки и техники</text:p>
      <text:p text:style-name="P47"><text:variable-get text:name="Год" style:data-style-name="N0">2021</text:variable-get>. Том <text:variable-get text:name="Том" style:data-style-name="N0">26</text:variable-get>. Номер <text:variable-get text:name="Номер" style:data-style-name="N0">1</text:variable-get></text:p>
      <text:p text:style-name="P49"><text:span text:style-name="T35">Учредитель и издатель: </text:span><text:span text:style-name="T91">Федеральное государственное бюджетное учреждение науки Институт философии Российской академии наук</text:span></text:p>
      <text:p text:style-name="P48">Свидетельство о регистрации СМИ: ПИ <text:span text:style-name="T62">№ ФС77-60065 от 10.12.2014 г.</text:span></text:p>
      <text:p text:style-name="P50"><text:span text:style-name="T36">Главный редактор </text:span><text:span text:style-name="T41">В</text:span><text:span text:style-name="T40">.А. </text:span><text:span text:style-name="T41">Лекторский</text:span></text:p>
      <text:p text:style-name="P44"><text:span text:style-name="T36">Ответственный секретарь</text:span><text:span text:style-name="T39"> </text:span><text:span text:style-name="T41">Е</text:span><text:span text:style-name="T39">.</text:span><text:span text:style-name="T41">О</text:span><text:span text:style-name="T39">. </text:span><text:span text:style-name="T41">Труфанова</text:span></text:p>
      <text:p text:style-name="P44"><text:span text:style-name="T36">Зав. редакцией </text:span><text:span text:style-name="T40">М.</text:span><text:span text:style-name="T41">Р</text:span><text:span text:style-name="T40">. </text:span><text:span text:style-name="T41">Бургете Аяла</text:span></text:p>
      <text:p text:style-name="P45"><text:span text:style-name="T36">Редактор</text:span><text:span text:style-name="T38">ы</text:span><text:span text:style-name="T36">: </text:span><text:span text:style-name="T41">Н</text:span><text:span text:style-name="T40">.</text:span><text:span text:style-name="T41">Ф</text:span><text:span text:style-name="T40">. </text:span><text:span text:style-name="T41">Колганова, С.В. Пирожкова</text:span></text:p>
      <text:p text:style-name="P50"><text:span text:style-name="T57">Художник</text:span><text:span text:style-name="T58">и</text:span><text:span text:style-name="T57">: </text:span><text:span text:style-name="T45">О</text:span><text:span text:style-name="T44">.</text:span><text:span text:style-name="T45">О</text:span><text:span text:style-name="T44">. </text:span><text:span text:style-name="T45">Петина, </text:span><text:span text:style-name="T46">С.Ю. Растегина</text:span></text:p>
      <text:p text:style-name="P44"><text:span text:style-name="T57">Технический редактор </text:span><text:span text:style-name="T44">Е</text:span><text:span text:style-name="T43">.</text:span><text:span text:style-name="T44">А</text:span><text:span text:style-name="T42">. </text:span><text:span text:style-name="T47">Морозова</text:span></text:p>
      <text:p text:style-name="P53"><text:span text:style-name="T101">Подписано в печать с оригинал-м</text:span><text:span text:style-name="T102">акета </text:span><text:span text:style-name="T117">1</text:span><text:span text:style-name="T118">3</text:span><text:span text:style-name="T102">.</text:span><text:span text:style-name="T103">1</text:span><text:span text:style-name="T109">1</text:span><text:span text:style-name="T104">.</text:span><text:span text:style-name="T110">20</text:span><text:span text:style-name="T102">.<text:line-break/>Формат 70</text:span><text:span text:style-name="T111">×</text:span><text:span text:style-name="T102">10</text:span><text:span text:style-name="T105">0</text:span><text:span text:style-name="T102"> 1/16. Печать офсетная. Гарнитура </text:span><text:span text:style-name="T112">IPH Astra</text:span><text:span text:style-name="T111"> Serif</text:span><text:span text:style-name="T102">.<text:line-break/>Усл. печ. л. </text:span><text:span text:style-name="T106">13</text:span><text:span text:style-name="T111">,</text:span><text:span text:style-name="T116">2</text:span><text:span text:style-name="T119">2</text:span><text:span text:style-name="T102">. Уч.-изд. л. </text:span><text:span text:style-name="T105">1</text:span><text:span text:style-name="T107">2</text:span><text:span text:style-name="T105">,</text:span><text:span text:style-name="T108">1</text:span><text:span text:style-name="T113">6.</text:span><text:span text:style-name="T102"> Тираж 1000 экз. Заказ № </text:span><text:span text:style-name="T114">1</text:span><text:span text:style-name="T115">8</text:span><text:span text:style-name="T102">.</text:span></text:p>
      <text:p text:style-name="P51"><text:span text:style-name="T67">Оригинал-макет изготовлен в Институте философии РАН</text:span><text:line-break/>Компьютерная верстка: <text:span text:style-name="T28">Е.</text:span><text:span text:style-name="T25">А. </text:span><text:span text:style-name="T28">Морозова</text:span></text:p>
      <text:p text:style-name="P51">Отпечатано в ЦОП Института философии РАН<text:line-break/>109240, г. Москва, ул. Гончарная, д. 12, стр. 1</text:p>
      <text:p text:style-name="P52">Информацию о журнале «Философия науки и техники» см. на сайте:</text:p>
      <text:p text:style-name="P20">http://iph.ras.ru/phscitech.ht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IPH Lib Serif" svg:font-family="'IPH Lib Serif'" style:font-adornments="Regular" style:font-pitch="variable"/>
    <style:font-face style:name="IPH Astra Serif1" svg:font-family="'IPH Astra Serif'" style:font-family-generic="roman" style:font-pitch="variable"/>
    <style:font-face style:name="IPH Astra Serif2" svg:font-family="'IPH Astra Serif'" style:font-adornments="Жирный" style:font-family-generic="roman" style:font-pitch="variable"/>
    <style:font-face style:name="IPH Astra Serif3" svg:font-family="'IPH Astra Serif'" style:font-adornments="Жирный курсив" style:font-family-generic="roman" style:font-pitch="variable"/>
    <style:font-face style:name="IPH Astra Serif4" svg:font-family="'IPH Astra Serif'" style:font-adornments="Курсив" style:font-family-generic="roman" style:font-pitch="variable"/>
    <style:font-face style:name="IPH Astra Serif" svg:font-family="'IPH Astra Serif'" style:font-adornments="Обычный" style:font-family-generic="roman" style:font-pitch="variable"/>
    <style:font-face style:name="IPH Lib Serif1" svg:font-family="'IPH Lib Serif'" style:font-family-generic="roman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" svg:font-family="Calibri" style:font-family-generic="swiss" style:font-pitch="variable"/>
    <style:font-face style:name="Calibri3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Astra Serif" fo:font-family="'IPH Astra Serif'" style:font-style-name="Обычный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text-align="center" style:justify-single-word="false" fo:keep-with-next="always" style:writing-mode="page"/>
      <style:text-properties style:font-name="IPH Astra Serif" fo:font-family="'IPH Astra Serif'" style:font-style-name="Обычный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style:contextual-spacing="true" fo:line-height="4.32mm" fo:text-align="justify" style:justify-single-word="false" fo:orphans="2" fo:widows="2" fo:hyphenation-ladder-count="3" fo:text-indent="7mm" style:auto-text-indent="false" style:page-number="auto" style:shadow="none" style:writing-mode="page">
        <style:tab-stops/>
      </style:paragraph-properties>
      <style:text-properties fo:color="#000000" loext:opacity="100%" style:font-name="IPH Astra Serif" fo:font-family="'IPH Astra Serif'" style:font-style-name="Обычный" style:font-family-generic="roman" style:font-pitch="variable" fo:font-size="11pt" fo:letter-spacing="normal" fo:background-color="transparent" style:font-size-asian="10.5pt" style:text-scale="100%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 style:master-page-name="">
      <loext:graphic-properties draw:fill="none" draw:fill-color="#729fcf"/>
      <style:paragraph-properties fo:margin-top="0mm" fo:margin-bottom="2.1mm" style:contextual-spacing="false" fo:line-height="100%" fo:text-align="center" style:justify-single-word="false" style:page-number="auto" fo:background-color="transparent" text:number-lines="false" text:line-number="0">
        <style:tab-stops/>
      </style:paragraph-properties>
      <style:text-properties style:font-name="IPH Astra Serif" fo:font-family="'IPH Astra Serif'" style:font-style-name="Обычный" style:font-family-generic="roman" style:font-pitch="variable" fo:font-size="10pt" fo:font-style="normal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PH Astra Serif" fo:font-family="'IPH Astra Serif'" style:font-style-name="Обычный" style:font-family-generic="roman" style:font-pitch="variable"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3.7mm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style:font-name="IPH Astra Serif" fo:font-family="'IPH Astra Serif'" style:font-style-name="Обычный" style:font-family-generic="roman" style:font-pitch="variable" fo:font-size="9pt" fo:letter-spacing="normal" style:font-size-asian="10pt" style:font-size-complex="10pt" fo:hyphenate="tru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0mm" fo:margin-bottom="8.01mm" style:contextual-spacing="false" fo:line-height="100%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margin-top="45mm" fo:margin-bottom="0mm" style:contextual-spacing="false" fo:text-align="end" style:justify-single-word="false" style:writing-mode="page"/>
      <style:text-properties style:font-name="IPH Astra Serif4" fo:font-family="'IPH Astra Serif'" style:font-style-name="Курсив" style:font-family-generic="roman" style:font-pitch="variable"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mm" fo:margin-bottom="6mm" style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Astra Serif2" fo:font-family="'IPH Astra Serif'" style:font-style-name="Жирный" style:font-family-generic="roman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style:contextual-spacing="false" fo:line-height="100%" fo:text-align="justify" style:justify-single-word="false" fo:hyphenation-ladder-count="no-limit" style:page-number="auto" style:writing-mode="page"/>
      <style:text-properties style:font-name="IPH Astra Serif" fo:font-family="'IPH Astra Serif'" style:font-style-name="Обычный" style:font-family-generic="roman" style:font-pitch="variable" fo:font-size="9pt" style:font-size-asian="10.5pt" fo:hyphenate="true" fo:hyphenation-remain-char-count="2" fo:hyphenation-push-char-count="2" loext:hyphenation-no-caps="false"/>
    </style:style>
    <style:style style:name="Эпиграф" style:family="paragraph" style:parent-style-name="Standard">
      <style:paragraph-properties fo:margin-top="0mm" fo:margin-bottom="2.75mm" style:contextual-spacing="true" fo:line-height="100%" fo:text-align="end" style:justify-single-word="false" style:writing-mode="page"/>
      <style:text-properties style:font-name="IPH Astra Serif" fo:font-family="'IPH Astra Serif'" style:font-style-name="Обычный" style:font-family-generic="roman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style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style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style:contextual-spacing="true" fo:line-height="3.88mm" fo:text-align="justify" style:justify-single-word="false" fo:text-indent="7mm" style:auto-text-indent="false" style:writing-mode="page"/>
      <style:text-properties style:font-name="IPH Astra Serif" fo:font-family="'IPH Astra Serif'" style:font-style-name="Обычный" style:font-family-generic="roman" style:font-pitch="variable"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PH Astra Serif" fo:font-family="'IPH Astra Serif'" style:font-style-name="Обычный" style:font-family-generic="roman" style:font-pitch="variable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style:contextual-spacing="false" fo:text-align="center" style:justify-single-word="false" style:writing-mode="page"/>
      <style:text-properties style:font-name="IPH Astra Serif3" fo:font-family="'IPH Astra Serif'" style:font-style-name="Жирный курсив" style:font-family-generic="roman" style:font-pitch="variable"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style:font-name="IPH Astra Serif" fo:font-family="'IPH Astra Serif'" style:font-style-name="Обычный" style:font-family-generic="roman" style:font-pitch="variable"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style:font-name="IPH Astra Serif4" fo:font-family="'IPH Astra Serif'" style:font-style-name="Курсив" style:font-family-generic="roman" style:font-pitch="variable"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4" fo:font-family="'IPH Astra Serif'" style:font-style-name="Курсив" style:font-family-generic="roman" style:font-pitch="variable"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style:font-name="IPH Astra Serif" fo:font-family="'IPH Astra Serif'" style:font-style-name="Обычный" style:font-family-generic="roman" style:font-pitch="variable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IPH Astra Serif" fo:font-family="'IPH Astra Serif'" style:font-style-name="Обычный" style:font-family-generic="roman" style:font-pitch="variable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style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 loext:hyphenation-no-caps="false"/>
    </style:style>
    <style:style style:name="Редколлегия" style:family="paragraph" style:parent-style-name="Standard" style:master-page-name="">
      <style:paragraph-properties fo:margin-top="0mm" fo:margin-bottom="1.01mm" style:contextual-spacing="false" fo:line-height="3.49mm" fo:text-align="justify" style:justify-single-word="false" style:page-number="auto" style:writing-mode="page"/>
      <style:text-properties style:font-name="IPH Astra Serif" fo:font-family="'IPH Astra Serif'" style:font-style-name="Обычный" style:font-family-generic="roman" style:font-pitch="variable"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8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style:contextual-spacing="false" fo:line-height="3.88mm" fo:text-align="center" style:justify-single-word="false" fo:text-indent="0mm" style:auto-text-indent="false" style:punctuation-wrap="simple" style:vertical-align="baseline"/>
      <style:text-properties style:font-name="IPH Astra Serif3" fo:font-family="'IPH Astra Serif'" style:font-style-name="Жирный курсив" style:font-family-generic="roman" style:font-pitch="variable"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style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style:font-name="IPH Astra Serif2" fo:font-family="'IPH Astra Serif'" style:font-style-name="Жирный" style:font-family-generic="roman" style:font-pitch="variable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style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style:font-name="IPH Astra Serif3" fo:font-family="'IPH Astra Serif'" style:font-style-name="Жирный курсив" style:font-family-generic="roman" style:font-pitch="variable"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style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style:font-name="IPH Astra Serif" fo:font-family="'IPH Astra Serif'" style:font-style-name="Обычный" style:font-family-generic="roman" style:font-pitch="variable"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style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loext:opacity="0%" style:font-name="IPH Astra Serif2" fo:font-family="'IPH Astra Serif'" style:font-style-name="Жирный" style:font-family-generic="roman" style:font-pitch="variable" fo:font-size="10pt" fo:language="ru" fo:country="RU" fo:font-weight="bold" style:font-name-asian="IPH Lib Serif1" style:font-family-asian="'IPH Lib Serif'" style:font-family-generic-asian="roman" style:font-pitch-asian="variable" style:font-size-asian="10pt" style:font-weight-asian="bold" style:font-name-complex="IPH Lib Serif1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style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loext:opacity="0%" style:font-name="IPH Astra Serif" fo:font-family="'IPH Astra Serif'" style:font-style-name="Обычный" style:font-family-generic="roman" style:font-pitch="variable" fo:font-size="10pt" fo:language="ru" fo:country="RU" style:font-name-asian="IPH Lib Serif1" style:font-family-asian="'IPH Lib Serif'" style:font-family-generic-asian="roman" style:font-pitch-asian="variable" style:font-size-asian="10pt" style:font-name-complex="IPH Lib Serif1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style:font-name="IPH Astra Serif" fo:font-family="'IPH Astra Serif'" style:font-style-name="Обычный" style:font-family-generic="roman" style:font-pitch="variable" fo:font-size="10pt" style:font-size-asian="10pt" style:language-asian="zh" style:country-asian="CN" fo:hyphenate="fals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10pt" style:font-size-asian="10pt" style:font-name-complex="IPH Lib Serif1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10pt" style:font-size-asian="10pt" style:font-name-complex="IPH Lib Serif1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10pt" style:font-size-asian="10pt" style:font-name-complex="IPH Lib Serif1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10pt" style:font-size-asian="10pt" style:font-name-complex="IPH Lib Serif1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10pt" style:font-size-asian="10pt" style:font-name-complex="IPH Lib Serif1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 fo:font-size="10pt" style:font-size-asian="10pt" style:font-name-complex="IPH Lib Serif1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="IPH Astra Serif" fo:font-family="'IPH Astra Serif'" style:font-style-name="Обычный" style:font-family-generic="roman" style:font-pitch="variable" style:font-name-asian="Calibri2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IPH Astra Serif" fo:font-family="'IPH Astra Serif'" style:font-style-name="Обычный" style:font-family-generic="roman" style:font-pitch="variable" fo:font-size="10pt" style:font-name-asian="Calibri2" style:font-family-asian="Calibri, 'Trebuchet MS'" style:font-family-generic-asian="swiss" style:font-pitch-asian="variable" style:font-size-asian="10pt" style:font-name-complex="Courier New1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>
      <style:text-properties style:font-name="IPH Astra Serif" fo:font-family="'IPH Astra Serif'" style:font-style-name="Обычный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class="index" style:master-page-name="">
      <style:paragraph-properties fo:margin-left="0mm" fo:margin-right="0mm" fo:margin-top="0mm" fo:margin-bottom="2.1mm" style:contextual-spacing="false" fo:text-align="center" style:justify-single-word="false" fo:text-indent="0mm" style:auto-text-indent="false" style:page-number="auto" text:number-lines="false" text:line-number="0"/>
      <style:text-properties style:font-name="IPH Astra Serif2" fo:font-family="'IPH Astra Serif'" style:font-style-name="Жирный" style:font-family-generic="roman" style:font-pitch="variable"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style:contextual-spacing="false" fo:line-height="3.88mm" fo:text-align="justify" style:justify-single-word="false" fo:text-indent="0mm" style:auto-text-indent="false" style:page-number="auto" style:shadow="none" style:writing-mode="page"/>
      <style:text-properties style:font-name="IPH Astra Serif" fo:font-family="'IPH Astra Serif'" style:font-style-name="Обычный" style:font-family-generic="roman" style:font-pitch="variable"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style:font-name="IPH Astra Serif" fo:font-family="'IPH Astra Serif'" style:font-style-name="Обычный" style:font-family-generic="roman" style:font-pitch="variable" fo:font-size="10pt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style:contextual-spacing="false" fo:line-height="3.88mm" fo:text-indent="7mm" style:auto-text-indent="false" style:writing-mode="page"/>
      <style:text-properties fo:font-size="10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mm" fo:margin-bottom="1.01mm" style:contextual-spacing="false" fo:line-height="100%" fo:text-align="justify" style:justify-single-word="false" fo:hyphenation-ladder-count="3" style:page-number="auto" style:writing-mode="page"/>
      <style:text-properties style:font-name="IPH Astra Serif" fo:font-family="'IPH Astra Serif'" style:font-style-name="Обычный" style:font-family-generic="roman" style:font-pitch="variable" fo:font-size="10pt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style:contextual-spacing="false" fo:text-indent="7mm" style:auto-text-indent="false"/>
      <style:text-properties fo:color="#5a5a5a" loext:opacity="100%" style:font-name="IPH Astra Serif" fo:font-family="'IPH Astra Serif'" style:font-style-name="Обычный" style:font-family-generic="roman" style:font-pitch="variable" fo:font-size="11pt" fo:letter-spacing="0.26mm" style:font-name-asian="Calibri3" style:font-family-asian="Calibri, Carlito" style:font-family-generic-asian="swiss" style:font-pitch-asian="variable" style:font-size-asian="11pt" style:font-name-complex="Calibri3" style:font-family-complex="Calibri, Carlito" style:font-family-generic-complex="swiss" style:font-pitch-complex="variable" style:font-size-complex="11pt"/>
    </style:style>
    <style:style style:name="Заголовок_20_информации_20_для_20_авторов" style:display-name="Заголовок информации для авторов" style:family="paragraph" style:parent-style-name="Heading_20_2" style:default-outline-level="1" style:list-style-name="">
      <style:paragraph-properties fo:margin-top="0mm" fo:margin-bottom="3mm" style:contextual-spacing="false"/>
      <style:text-properties style:font-name="IPH Astra Serif2" fo:font-family="'IPH Astra Serif'" style:font-style-name="Жирный" style:font-family-generic="roman" style:font-pitch="variable"/>
    </style:style>
    <style:style style:name="Сведения_20_об_20_авторе_20_-_20_конец_20_списка" style:display-name="Сведения об авторе - конец списка" style:family="paragraph" style:parent-style-name="Сведения_20_об_20_авторе">
      <style:paragraph-properties fo:margin-top="0mm" fo:margin-bottom="3mm" style:contextual-spacing="false"/>
    </style:style>
    <style:style style:name="Автор_20_по-английски_20_-_20_перечень" style:display-name="Автор по-английски - перечень" style:family="paragraph" style:parent-style-name="Автор_20_по-английски">
      <style:paragraph-properties fo:margin-top="0mm" fo:margin-bottom="0mm" style:contextual-spacing="false"/>
      <style:text-properties style:font-name="IPH Astra Serif3" fo:font-family="'IPH Astra Serif'" style:font-style-name="Жирный курсив" style:font-family-generic="roman" style:font-pitch="variable"/>
    </style:style>
    <style:style style:name="Сведения_20_об_20_авторе_20_-_20_перечень" style:display-name="Сведения об авторе - перечень" style:family="paragraph" style:parent-style-name="Сведения_20_об_20_авторе">
      <style:paragraph-properties fo:margin-top="0mm" fo:margin-bottom="4mm" style:contextual-spacing="false"/>
    </style:style>
    <style:style style:name="Автор_20_со_20_шмуцем" style:display-name="Автор со шмуцем" style:family="paragraph" style:parent-style-name="Автор" style:next-style-name="Heading_20_2">
      <style:paragraph-properties fo:margin-top="0mm" fo:margin-bottom="0mm" style:contextual-spacing="false"/>
      <style:text-properties style:font-name="IPH Astra Serif4" fo:font-family="'IPH Astra Serif'" style:font-style-name="Курсив" style:font-family-generic="roman" style:font-pitch="variable"/>
    </style:style>
    <style:style style:name="Figure" style:family="paragraph" style:parent-style-name="Caption" style:class="extra"/>
    <style:style style:name="Заголовок_20_3_20_англ" style:display-name="Заголовок 3 англ" style:family="paragraph" style:parent-style-name="Heading_20_3" style:next-style-name="Text_20_body" style:default-outline-level="" style:list-style-name="">
      <style:text-properties fo:font-size="12pt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  <style:text-properties style:font-name="IPH Astra Serif" fo:font-family="'IPH Astra Serif'" style:font-style-name="Обычный" style:font-family-generic="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  <style:text-properties style:font-name="IPH Astra Serif" fo:font-family="'IPH Astra Serif'" style:font-style-name="Обычный" style:font-family-generic="roman" style:font-pitch="variabl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  <style:text-properties style:font-name="IPH Astra Serif" fo:font-family="'IPH Astra Serif'" style:font-style-name="Обычный" style:font-family-generic="roman" style:font-pitch="variable"/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  <style:text-properties style:font-name="IPH Astra Serif" fo:font-family="'IPH Astra Serif'" style:font-style-name="Обычный" style:font-family-generic="roman" style:font-pitch="variabl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Illustration" style:family="paragraph" style:parent-style-name="Caption" style:class="extra">
      <style:text-properties style:font-name="IPH Astra Serif" fo:font-family="'IPH Astra Serif'" style:font-style-name="Обычный" style:font-family-generic="roman" style:font-pitch="variable"/>
    </style:style>
    <style:style style:name="List_20_1_20_End" style:display-name="List 1 End" style:family="paragraph" style:parent-style-name="List" style:next-style-name="List_20_1" style:class="list">
      <style:paragraph-properties fo:margin-left="6.35mm" fo:margin-right="0mm" fo:margin-top="0mm" fo:margin-bottom="4.23mm" style:contextual-spacing="false" fo:text-indent="-6.35mm" style:auto-text-indent="false"/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2.7mm" fo:margin-right="0mm" fo:margin-top="0mm" fo:margin-bottom="4.23mm" style:contextual-spacing="false" fo:text-indent="-6.35mm" style:auto-text-indent="false"/>
    </style:style>
    <style:style style:name="List_20_2" style:display-name="List 2" style:family="paragraph" style:parent-style-name="List" style:class="list">
      <style:paragraph-properties fo:margin-left="12.7mm" fo:margin-right="0mm" fo:margin-top="0mm" fo:margin-bottom="2.12mm" style:contextual-spacing="false" fo:text-indent="-6.35m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9.05mm" fo:margin-right="0mm" fo:margin-top="0mm" fo:margin-bottom="4.23mm" style:contextual-spacing="false" fo:text-indent="-6.35mm" style:auto-text-indent="false"/>
    </style:style>
    <style:style style:name="List_20_3" style:display-name="List 3" style:family="paragraph" style:parent-style-name="List" style:class="list">
      <style:paragraph-properties fo:margin-left="19.05mm" fo:margin-right="0mm" fo:margin-top="0mm" fo:margin-bottom="2.12mm" style:contextual-spacing="false" fo:text-indent="-6.35m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5.4mm" fo:margin-right="0mm" fo:margin-top="0mm" fo:margin-bottom="4.23mm" style:contextual-spacing="false" fo:text-indent="-6.35mm" style:auto-text-indent="false"/>
    </style:style>
    <style:style style:name="List_20_4" style:display-name="List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6.35mm" fo:margin-right="0mm" fo:margin-top="0mm" fo:margin-bottom="4.23mm" style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2.7mm" fo:margin-right="0mm" fo:margin-top="0mm" fo:margin-bottom="4.23mm" style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style:contextual-spacing="false" fo:text-indent="-6.35m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9.05mm" fo:margin-right="0mm" fo:margin-top="0mm" fo:margin-bottom="4.23mm" style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style:contextual-spacing="false" fo:text-indent="-6.35m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5.4mm" fo:margin-right="0mm" fo:margin-top="0mm" fo:margin-bottom="4.23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6.35mm" fo:margin-right="0mm" fo:margin-top="4.23mm" fo:margin-bottom="2.12mm" style:contextual-spacing="false" fo:text-indent="-6.35m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2.7mm" fo:margin-right="0mm" fo:margin-top="4.23mm" fo:margin-bottom="2.12mm" style:contextual-spacing="false" fo:text-indent="-6.35m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9.05mm" fo:margin-right="0mm" fo:margin-top="4.23mm" fo:margin-bottom="2.12mm" style:contextual-spacing="false" fo:text-indent="-6.35m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1.75mm" fo:margin-right="0mm" fo:margin-top="4.23mm" fo:margin-bottom="2.12mm" style:contextual-spacing="false" fo:text-indent="-6.35m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6.35mm" fo:margin-right="0mm" fo:margin-top="4.23mm" fo:margin-bottom="2.12mm" style:contextual-spacing="false" fo:text-indent="-6.35m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2.7mm" fo:margin-right="0mm" fo:margin-top="4.23mm" fo:margin-bottom="2.12mm" style:contextual-spacing="false" fo:text-indent="-6.35m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9.05mm" fo:margin-right="0mm" fo:margin-top="4.23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1.75mm" fo:margin-right="0mm" fo:margin-top="4.23mm" fo:margin-bottom="2.12mm" style:contextual-spacing="false" fo:text-indent="-6.35m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Hanging_20_indent" style:display-name="Hanging indent" style:family="paragraph" style:parent-style-name="Text_20_body" style:class="text">
      <style:paragraph-properties fo:margin-left="10mm" fo:margin-right="0mm" fo:text-indent="-4.99mm" style:auto-text-indent="false">
        <style:tab-stops>
          <style:tab-stop style:position="0mm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86.08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  <style:text-properties style:font-name="IPH Astra Serif" fo:font-family="'IPH Astra Serif'" style:font-style-name="Обычный" style:font-family-generic="roman" style:font-pitch="variable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mm" fo:margin-right="0mm" fo:text-indent="4.99mm" style:auto-text-indent="false"/>
    </style:style>
    <style:style style:name="Signature" style:family="paragraph" style:parent-style-name="Standard" style:class="text">
      <style:paragraph-properties text:number-lines="false" text:line-number="0"/>
      <style:text-properties style:font-name="IPH Astra Serif" fo:font-family="'IPH Astra Serif'" style:font-style-name="Обычный" style:font-family-generic="roman" style:font-pitch="variable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  <style:text-properties style:font-name="IPH Astra Serif" fo:font-family="'IPH Astra Serif'" style:font-style-name="Обычный" style:font-family-generic="roman" style:font-pitch="variable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List_20_2_20_Cont." style:display-name="List 2 Cont." style:family="paragraph" style:parent-style-name="List" style:class="list">
      <style:paragraph-properties fo:margin-left="12.7mm" fo:margin-right="0mm" fo:margin-top="0mm" fo:margin-bottom="2.12mm" style:contextual-spacing="false" fo:text-indent="0mm" style:auto-text-indent="false"/>
    </style:style>
    <style:style style:name="List_20_3_20_Cont." style:display-name="List 3 Cont." style:family="paragraph" style:parent-style-name="List" style:class="list">
      <style:paragraph-properties fo:margin-left="19.05mm" fo:margin-right="0mm" fo:margin-top="0mm" fo:margin-bottom="2.12mm" style:contextual-spacing="false" fo:text-indent="0mm" style:auto-text-indent="false"/>
    </style:style>
    <style:style style:name="List_20_4_20_Cont." style:display-name="List 4 Cont." style:family="paragraph" style:parent-style-name="List" style:class="list">
      <style:paragraph-properties fo:margin-left="25.4mm" fo:margin-right="0mm" fo:margin-top="0mm" fo:margin-bottom="2.12mm" style:contextual-spacing="false" fo:text-indent="0mm" style:auto-text-indent="false"/>
    </style:style>
    <style:style style:name="List_20_5_20_Cont." style:display-name="List 5 Cont." style:family="paragraph" style:parent-style-name="List" style:class="list">
      <style:paragraph-properties fo:margin-left="31.75mm" fo:margin-right="0mm" fo:margin-top="0mm" fo:margin-bottom="2.12mm" style:contextual-spacing="false" fo:text-indent="0mm" style:auto-text-indent="false"/>
    </style:style>
    <style:style style:name="Numbering_20_1_20_Cont." style:display-name="Numbering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Numbering_20_2_20_Cont." style:display-name="Numbering 2 Cont." style:family="paragraph" style:parent-style-name="List" style:class="list">
      <style:paragraph-properties fo:margin-left="12.7mm" fo:margin-right="0mm" fo:margin-top="0mm" fo:margin-bottom="2.12mm" style:contextual-spacing="false" fo:text-indent="0mm" style:auto-text-indent="false"/>
    </style:style>
    <style:style style:name="Numbering_20_3_20_Cont." style:display-name="Numbering 3 Cont." style:family="paragraph" style:parent-style-name="List" style:class="list">
      <style:paragraph-properties fo:margin-left="19.05mm" fo:margin-right="0mm" fo:margin-top="0mm" fo:margin-bottom="2.12mm" style:contextual-spacing="false" fo:text-indent="0mm" style:auto-text-indent="false"/>
    </style:style>
    <style:style style:name="Numbering_20_4_20_Cont." style:display-name="Numbering 4 Cont." style:family="paragraph" style:parent-style-name="List" style:class="list">
      <style:paragraph-properties fo:margin-left="25.4mm" fo:margin-right="0mm" fo:margin-top="0mm" fo:margin-bottom="2.12mm" style:contextual-spacing="false" fo:text-indent="0mm" style:auto-text-indent="false"/>
    </style:style>
    <style:style style:name="Numbering_20_5_20_Cont." style:display-name="Numbering 5 Cont." style:family="paragraph" style:parent-style-name="List" style:class="list">
      <style:paragraph-properties fo:margin-left="31.75mm" fo:margin-right="0mm" fo:margin-top="0mm" fo:margin-bottom="2.12mm" style:contextual-spacing="false" fo:text-indent="0mm" style:auto-text-indent="false"/>
    </style:style>
    <style:style style:name="Index_20_Separator" style:display-name="Index Separator" style:family="paragraph" style:parent-style-name="Index" style:class="index">
      <style:paragraph-properties fo:margin-left="0mm" fo:margin-right="0mm" fo:text-indent="0mm" style:auto-text-indent="false"/>
      <style:text-properties style:font-name="IPH Astra Serif" fo:font-family="'IPH Astra Serif'" style:font-style-name="Обычный" style:font-family-generic="roman" style:font-pitch="variable"/>
    </style:style>
    <style:style style:name="Drawing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Object_20_index_20_1" style:display-name="Object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  <style:text-properties style:font-name="IPH Astra Serif" fo:font-family="'IPH Astra Serif'" style:font-style-name="Обычный" style:font-family-generic="roman" style:font-pitch="variable"/>
    </style:style>
    <style:style style:name="Table" style:family="paragraph" style:parent-style-name="Caption" style:class="extra"/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ndex_20_2" style:display-name="Index 2" style:family="paragraph" style:parent-style-name="Index" style:class="index">
      <style:paragraph-properties fo:margin-left="4.99mm" fo:margin-right="0mm" fo:text-indent="0mm" style:auto-text-indent="false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26.01m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21.02m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16.03m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11.04m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4.96mm" fo:margin-right="0mm" fo:text-indent="0mm" style:auto-text-indent="false">
        <style:tab-stops>
          <style:tab-stop style:position="106.05m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9.95mm" fo:margin-right="0mm" fo:text-indent="0mm" style:auto-text-indent="false">
        <style:tab-stops>
          <style:tab-stop style:position="101.05m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4.94mm" fo:margin-right="0mm" fo:text-indent="0mm" style:auto-text-indent="false">
        <style:tab-stops>
          <style:tab-stop style:position="96.06m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91.07m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86.08mm" style:type="right" style:leader-style="dotted" style:leader-text="."/>
        </style:tab-stops>
      </style:paragraph-properties>
    </style:style>
    <style:style style:name="УДК" style:family="paragraph" style:parent-style-name="Автор">
      <style:paragraph-properties fo:margin-left="0mm" fo:margin-right="0mm" fo:margin-top="14.99mm" fo:margin-bottom="0mm" style:contextual-spacing="false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70%" style:font-name="IPH Astra Serif" fo:font-family="'IPH Astra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 style:font-name="IPH Astra Serif" fo:font-family="'IPH Astra Serif'" style:font-style-name="Обычный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 style:font-name="IPH Astra Serif" fo:font-family="'IPH Astra Serif'" style:font-style-name="Обычный" style:font-family-generic="roman" style:font-pitch="variable"/>
    </style:style>
    <style:style style:name="Endnote_20_Symbol" style:display-name="Endnote Symbol" style:family="text">
      <style:text-properties style:font-name="IPH Astra Serif" fo:font-family="'IPH Astra Serif'" style:font-style-name="Обычный" style:font-family-generic="roman" style:font-pitch="variable"/>
    </style:style>
    <style:style style:name="Emphasis" style:family="text">
      <style:text-properties style:font-name="IPH Astra Serif4" fo:font-family="'IPH Astra Serif'" style:font-style-name="Курсив" style:font-family-generic="roman" style:font-pitch="variable" fo:font-style="italic" style:font-style-asian="italic" style:font-name-complex="IPH Lib Serif1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loext:opacity="0%" style:font-name="IPH Astra Serif" fo:font-family="'IPH Astra Serif'" style:font-style-name="Обычный" style:font-family-generic="roman" style:font-pitch="variable" style:text-underline-style="none" style:font-name-complex="IPH Lib Serif1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loext:opacity="0%" style:font-name="IPH Astra Serif" fo:font-family="'IPH Astra Serif'" style:font-style-name="Обычный" style:font-family-generic="roman" style:font-pitch="variable" style:text-underline-style="none"/>
    </style:style>
    <style:style style:name="Strong_20_Emphasis" style:display-name="Strong Emphasis" style:family="text">
      <style:text-properties style:font-name="IPH Astra Serif2" fo:font-family="'IPH Astra Serif'" style:font-style-name="Жирный" style:font-family-generic="roman" style:font-pitch="variable" fo:font-weight="bold" style:font-weight-asian="bold" style:font-name-complex="IPH Lib Serif1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>
      <style:text-properties style:font-name="IPH Astra Serif" fo:font-family="'IPH Astra Serif'" style:font-style-name="Обычный" style:font-family-generic="roman" style:font-pitch="variable"/>
    </style:style>
    <style:style style:name="Page_20_Number" style:display-name="Page Number" style:family="text">
      <style:text-properties fo:color="#000000" loext:opacity="100%" style:font-name="IPH Astra Serif" fo:font-family="'IPH Astra Serif'" style:font-style-name="Обычный" style:font-family-generic="roman" style:font-pitch="variable" fo:font-size="10pt" fo:language="ru" fo:country="RU" style:font-size-asian="10pt" style:font-name-complex="IPH Lib Serif1" style:font-family-complex="'IPH Lib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Astra Serif" fo:font-family="'IPH Astra Serif'" style:font-style-name="Обычный" style:font-family-generic="roman" style:font-pitch="variable"/>
    </style:style>
    <style:style style:name="Character_5f_20_5f_style" style:display-name="Character_20_style" style:family="text">
      <style:text-properties style:font-name="IPH Astra Serif" fo:font-family="'IPH Astra Serif'" style:font-style-name="Обычный" style:font-family-generic="roman" style:font-pitch="variable" fo:language="en" fo:country="US"/>
    </style:style>
    <style:style style:name="Сноска" style:family="text">
      <style:text-properties style:font-name="IPH Astra Serif" fo:font-family="'IPH Astra Serif'" style:font-style-name="Обычный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itation" style:family="text">
      <style:text-properties style:font-name="IPH Astra Serif4" fo:font-family="'IPH Astra Serif'" style:font-style-name="Курсив" style:font-family-generic="roman" style:font-pitch="variable" fo:font-style="italic" style:font-style-asian="italic" style:font-style-complex="italic"/>
    </style:style>
    <style:style style:name="Rubies" style:family="text">
      <style:text-properties style:font-name="IPH Astra Serif" fo:font-family="'IPH Astra Serif'" style:font-style-name="Обычный" style:font-family-generic="roman" style:font-pitch="variable" fo:font-size="6pt" style:text-underline-style="none" style:font-size-asian="6pt" style:font-size-complex="6pt" style:text-emphasize="none"/>
    </style:style>
    <style:style style:name="Caption_20_characters" style:display-name="Caption characters" style:family="text">
      <style:text-properties style:font-name="IPH Astra Serif" fo:font-family="'IPH Astra Serif'" style:font-style-name="Обычный" style:font-family-generic="roman" style:font-pitch="variable"/>
    </style:style>
    <style:style style:name="Example" style:family="text">
      <style:text-properties style:font-name="IPH Astra Serif" fo:font-family="'IPH Astra Serif'" style:font-style-name="Обычный" style:font-family-generic="roman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style:font-name="IPH Astra Serif4" fo:font-family="'IPH Astra Serif'" style:font-style-name="Курсив" style:font-family-generic="roman" style:font-pitch="variable" fo:font-style="italic" style:font-style-asian="italic" style:font-style-complex="italic"/>
    </style:style>
    <style:style style:name="Main_20_index_20_entry" style:display-name="Main index entry" style:family="text">
      <style:text-properties style:font-name="IPH Astra Serif2" fo:font-family="'IPH Astra Serif'" style:font-style-name="Жирный" style:font-family-generic="roman" style:font-pitch="variable" fo:font-weight="bold" style:font-weight-asian="bold" style:font-weight-complex="bold"/>
    </style:style>
    <style:style style:name="Definition" style:family="text">
      <style:text-properties style:font-name="IPH Astra Serif" fo:font-family="'IPH Astra Serif'" style:font-style-name="Обычный" style:font-family-generic="roman" style:font-pitch="variable"/>
    </style:style>
    <style:style style:name="Line_20_numbering" style:display-name="Line numbering" style:family="text">
      <style:text-properties style:font-name="IPH Astra Serif" fo:font-family="'IPH Astra Serif'" style:font-style-name="Обычный" style:font-family-generic="roman" style:font-pitch="variable"/>
    </style:style>
    <style:style style:name="Teletype" style:family="text">
      <style:text-properties style:font-name="IPH Astra Serif" fo:font-family="'IPH Astra Serif'" style:font-style-name="Обычный" style:font-family-generic="roman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IPH Astra Serif" fo:font-family="'IPH Astra Serif'" style:font-style-name="Обычный" style:font-family-generic="roman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style:use-window-font-color="true" loext:opacity="0%" style:font-name="IPH Astra Serif" fo:font-family="'IPH Astra Serif'" style:font-style-name="Обычный" style:font-family-generic="roman" style:font-pitch="variable" style:text-underline-style="dotted" style:text-underline-width="auto" style:text-underline-color="font-color"/>
    </style:style>
    <style:style style:name="Vertical_20_Numbering_20_Symbols" style:display-name="Vertical Numbering Symbols" style:family="text">
      <style:text-properties style:font-name="IPH Astra Serif" fo:font-family="'IPH Astra Serif'" style:font-style-name="Обычный" style:font-family-generic="roman" style:font-pitch="variable" style:text-rotation-angle="90" style:text-rotation-scale="line-height"/>
    </style:style>
    <style:style style:name="User_20_Entry" style:display-name="User Entry" style:family="text">
      <style:text-properties style:font-name="IPH Astra Serif" fo:font-family="'IPH Astra Serif'" style:font-style-name="Обычный" style:font-family-generic="roman" style:font-pitch="variable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rop_20_Caps" style:display-name="Drop Caps" style:family="text">
      <style:text-properties style:font-name="IPH Astra Serif" fo:font-family="'IPH Astra Serif'" style:font-style-name="Обычный" style:font-family-generic="roman" style:font-pitch="variabl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4mm" fo:margin-left="11.01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2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5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7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0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3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95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8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1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IPH Lib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IPH Lib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131mm" style:rel-width="100%" table:align="center" style:writing-mode="page"/>
    </style:style>
    <style:style style:name="Таблица2.A" style:family="table-column">
      <style:table-column-properties style:column-width="65.49mm" style:rel-column-width="3685*"/>
    </style:style>
    <style:style style:name="Таблица2.B" style:family="table-column">
      <style:table-column-properties style:column-width="65.51mm" style:rel-column-width="3686*"/>
    </style:style>
    <style:style style:name="Таблица2.A1" style:family="table-cell">
      <style:table-cell-properties fo:padding="0mm" fo:border="none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7029*"/>
    </style:style>
    <style:style style:name="Таблица9.B" style:family="table-column">
      <style:table-column-properties style:rel-column-width="342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0" style:family="table">
      <style:table-properties style:rel-width="100%" table:align="center" style:writing-mode="page"/>
    </style:style>
    <style:style style:name="Таблица10.A" style:family="table-column">
      <style:table-column-properties style:rel-column-width="360*"/>
    </style:style>
    <style:style style:name="Таблица10.B" style:family="table-column">
      <style:table-column-properties style:rel-column-width="6840*"/>
    </style:style>
    <style:style style:name="Таблица10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style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 style:master-page-name="">
      <loext:graphic-properties draw:fill="none"/>
      <style:paragraph-properties fo:margin-left="89.99mm" fo:margin-right="0mm" fo:margin-top="0mm" fo:margin-bottom="0mm" style:contextual-spacing="false" fo:line-height="100%" fo:text-align="start" style:justify-single-word="false" fo:orphans="2" fo:widows="2" fo:text-indent="0mm" style:auto-text-indent="false" style:page-number="auto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1" fo:font-size="10pt" officeooo:rsid="01695a52" officeooo:paragraph-rsid="02e414cd" style:font-size-asian="10pt" style:font-size-complex="10pt"/>
    </style:style>
    <style:style style:name="MP4" style:family="paragraph" style:parent-style-name="Первая_20_страница">
      <loext:graphic-properties draw:fill="none"/>
      <style:paragraph-properties fo:margin-left="89.99mm" fo:margin-right="0mm" fo:margin-top="0mm" fo:margin-bottom="0mm" style:contextual-spacing="false" fo:line-height="100%" fo:text-align="start" style:justify-single-word="false" fo:orphans="2" fo:widows="2" fo:text-indent="0mm" style:auto-text-indent="false" fo:background-color="transparent"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style:font-name="IPH Astra Serif1" fo:font-size="10pt" officeooo:rsid="01695a52" officeooo:paragraph-rsid="02e414cd" style:font-size-asian="10pt" style:font-size-complex="10pt"/>
    </style:style>
    <style:style style:name="MP5" style:family="paragraph" style:parent-style-name="Footer">
      <style:paragraph-properties fo:line-height="100%" fo:text-align="end" style:justify-single-word="false"/>
      <style:text-properties style:font-name="IPH Astra Serif1" fo:font-size="9pt" officeooo:rsid="0186715f" officeooo:paragraph-rsid="0186715f" style:font-size-asian="9pt" style:font-size-complex="9pt"/>
    </style:style>
    <style:style style:name="MP6" style:family="paragraph" style:parent-style-name="Footer">
      <style:paragraph-properties fo:line-height="100%" fo:text-align="end" style:justify-single-word="false"/>
      <style:text-properties style:font-name="IPH Astra Serif1" fo:font-size="9pt" officeooo:rsid="00723830" officeooo:paragraph-rsid="00723830" style:font-size-asian="9pt" style:font-size-complex="9pt"/>
    </style:style>
    <style:style style:name="MP7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P8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10" style:family="paragraph" style:parent-style-name="Header">
      <style:paragraph-properties fo:line-height="100%" fo:text-align="end" style:justify-single-word="false"/>
      <style:text-properties fo:font-size="8pt" style:font-size-asian="8pt" style:font-size-complex="8pt"/>
    </style:style>
    <style:style style:name="MP1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5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16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fo:language="en" fo:country="US"/>
    </style:style>
    <style:style style:name="MT6" style:family="text">
      <style:text-properties officeooo:rsid="019e19e1"/>
    </style:style>
    <style:style style:name="MT7" style:family="text">
      <style:text-properties fo:language="en" fo:country="US" officeooo:rsid="02982335"/>
    </style:style>
    <style:style style:name="MT8" style:family="text">
      <style:text-properties officeooo:rsid="01a93755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3.6mm" style:distance-after-sep="1.2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2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3.6mm" style:distance-after-sep="1.2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2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2.5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2.5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3.6mm" style:distance-after-sep="1.2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5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18mm" style:distance-before-sep="3.6mm" style:distance-after-sep="1.2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2.5m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-image-width="0mm" draw:fill-image-height="0mm"/>
    </style:style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loext:hidden="true" style:hidden="true" style:page-layout-name="Mpm2"/>
    <style:master-page style:name="Left_20_Page" loext:hidden="tru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loext:hidden="tru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loext:hidden="true" style:hidden="true" style:display-name="First Page" style:page-layout-name="Mpm5" draw:style-name="Mdp1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draw:style-name="Mdp1" style:next-style-name="В_20_номере">
      <style:header>
        <text:p text:style-name="MP3">ISSN <text:span text:style-name="MT4">2413-9084 </text:span>(<text:span text:style-name="MT5">Print</text:span>)</text:p>
        <text:p text:style-name="MP4">ISSN 2658-7297<text:span text:style-name="MT4"> </text:span>(<text:span text:style-name="MT5">Online</text:span>)</text:p>
      </style:header>
      <style:footer>
        <text:p text:style-name="MP5">© Institute of Philosophy, Russian Academy of Sciences, <text:variable-get text:name="Год" style:data-style-name="N0">2021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 table:style-name="TableLine223417344">
            <table:table-cell table:style-name="Таблица3.A1" office:value-type="string">
              <text:p text:style-name="MP8">Философия науки и техники</text:p>
              <text:p text:style-name="MP9"><text:variable-get text:name="Год" style:data-style-name="N0">2021</text:variable-get>. Т. <text:variable-get text:name="Том" style:data-style-name="N0">26</text:variable-get>. <text:span text:style-name="MT6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10">Philosophy of Science and Technology</text:p>
              <text:p text:style-name="MP10"><text:variable-get text:name="Год" style:data-style-name="N0">2021</text:variable-get>, <text:span text:style-name="MT7">v</text:span>ol. <text:variable-get text:name="Том" style:data-style-name="N0">26</text:variable-get>, <text:span text:style-name="MT7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TableLine249829856">
            <table:table-cell table:style-name="Таблица4.A1" office:value-type="string">
              <text:p text:style-name="MP8">Философия науки и техники</text:p>
              <text:p text:style-name="MP11"><text:variable-get text:name="Год" style:data-style-name="N0">2021</text:variable-get>. Т. <text:variable-get text:name="Том" style:data-style-name="N0">26</text:variable-get>. <text:span text:style-name="MT6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10">Philosophy of Science and Technology</text:p>
              <text:p text:style-name="MP10"><text:variable-get text:name="Год" style:data-style-name="N0">2021</text:variable-get>, <text:span text:style-name="MT7">v</text:span>ol. <text:variable-get text:name="Том" style:data-style-name="N0">26</text:variable-get>, <text:span text:style-name="MT7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7"/>
    <style:master-page style:name="Footnote" loext:hidden="true" style:hidden="true" style:page-layout-name="Mpm8"/>
    <style:master-page style:name="Index" loext:hidden="true" style:hidden="true" style:page-layout-name="Mpm9"/>
    <style:master-page style:name="Envelope" loext:hidden="true" style:hidden="true" style:page-layout-name="Mpm10"/>
    <style:master-page style:name="HTML" loext:hidden="true" style:hidden="true" style:page-layout-name="Mpm11"/>
    <style:master-page style:name="Landscape" style:page-layout-name="Mpm12"/>
    <style:master-page style:name="Титул_20_русский" style:display-name="Титул русский" style:page-layout-name="Mpm5" draw:style-name="Mdp1" style:next-style-name="Титул_20_английский">
      <style:header>
        <text:p text:style-name="MP3">ISSN <text:span text:style-name="MT4">2413-9084 </text:span>(<text:span text:style-name="MT5">Print</text:span>)</text:p>
        <text:p text:style-name="MP3">ISSN 2658-7297<text:span text:style-name="MT4"> </text:span>(<text:span text:style-name="MT5">Online</text:span>)</text:p>
      </style:header>
      <style:footer>
        <text:p text:style-name="MP6">© Институт философии РАН, <text:variable-get text:name="Год" style:data-style-name="N0">2021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26043664">
            <table:table-cell table:style-name="Таблица2.A1" office:value-type="string">
              <text:p text:style-name="MP12">Философия науки и техники</text:p>
              <text:p text:style-name="MP13"><text:variable-get text:name="Год" style:data-style-name="N0">2021</text:variable-get>. Т. <text:variable-get text:name="Том" style:data-style-name="N0">26</text:variable-get>. № <text:variable-get text:name="Номер" style:data-style-name="N0">1</text:variable-get>. С. <text:page-number text:select-page="current">5</text:page-number>–</text:p>
              <text:p text:style-name="MP14"/>
            </table:table-cell>
            <table:table-cell table:style-name="Таблица2.A1" office:value-type="string">
              <text:p text:style-name="MP10">Philosophy of Science and Technology</text:p>
              <text:p text:style-name="MP10"><text:variable-get text:name="Год" style:data-style-name="N0">2021</text:variable-get>, <text:span text:style-name="MT7">v</text:span>ol. <text:variable-get text:name="Том" style:data-style-name="N0">26</text:variable-get>, <text:span text:style-name="MT7">n</text:span>o. <text:variable-get text:name="Номер" style:data-style-name="N0">1</text:variable-get>, pp. <text:page-number text:select-page="current">5</text:page-number>–</text:p>
              <text:p text:style-name="MP10">DOI: <text:span text:style-name="MT8">10.21146/2413-9084-</text:span><text:variable-get text:name="Год" style:data-style-name="N0">2021</text:variable-get>-<text:variable-get text:name="Том" style:data-style-name="N0">26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user-field-decls>
          <text:user-field-decl office:value-type="string" office:string-value="" text:name="author1Copyright"/>
        </text:user-field-decls>
        <text:p text:style-name="MP7"><text:user-field-get text:name="author1Copyright"/></text:p>
      </style:footer>
    </style:master-page>
    <style:master-page style:name="Страница_20_статьи" style:display-name="Страница статьи" style:page-layout-name="Mpm14">
      <style:header>
        <table:table table:name="Таблица9" table:style-name="Таблица9">
          <table:table-column table:style-name="Таблица9.A"/>
          <table:table-column table:style-name="Таблица9.B"/>
          <table:table-row table:style-name="TableLine135504592">
            <table:table-cell table:style-name="Таблица9.A1" office:value-type="string">
              <text:p text:style-name="Верхний_20_колонтитул_20_правая_20_страница"/>
            </table:table-cell>
            <table:table-cell table:style-name="Таблица9.A1" office:value-type="string">
              <text:p text:style-name="MP15"><text:page-number text:select-page="current">0</text:page-number></text:p>
            </table:table-cell>
          </table:table-row>
        </table:table>
      </style:header>
      <style:header-left>
        <table:table table:name="Таблица10" table:style-name="Таблица10">
          <table:table-column table:style-name="Таблица10.A"/>
          <table:table-column table:style-name="Таблица10.B"/>
          <table:table-row table:style-name="TableLine215082608">
            <table:table-cell table:style-name="Таблица10.A1" office:value-type="string">
              <text:p text:style-name="MP16"><text:page-number text:select-page="current">0</text:page-number></text:p>
            </table:table-cell>
            <table:table-cell table:style-name="Таблица10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19-03-28T20:08:49.243034334</meta:creation-date>
    <meta:generator>LibreOffice/7.1.1.2$Linux_X86_64 LibreOffice_project/fe0b08f4af1bacafe4c7ecc87ce55bb426164676</meta:generator>
    <meta:editing-duration>PT17H1M20S</meta:editing-duration>
    <meta:editing-cycles>114</meta:editing-cycles>
    <dc:date>2021-04-07T16:13:55.624113191</dc:date>
    <dc:creator>Георгий Литвинов</dc:creator>
    <meta:document-statistic meta:table-count="7" meta:image-count="0" meta:object-count="0" meta:page-count="7" meta:paragraph-count="143" meta:word-count="1750" meta:character-count="13529" meta:non-whitespace-character-count="11914"/>
    <meta:user-defined meta:name="DocumentEncoding">utf-8</meta:user-defined>
    <meta:user-defined meta:name="HTML" meta:value-type="boolean">true</meta:user-defined>
    <meta:template xlink:type="simple" xlink:actuate="onRequest" xlink:title="ФНиТ" xlink:href="../../../Рабочий%20стол/Новая%20папка/ФНиТ.ott" meta:date="2019-03-28T20:08:47.937292167"/>
  </office:meta>
</office:document-meta>
</file>